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8.svm" manifest:media-type=""/>
  <manifest:file-entry manifest:full-path="Pictures/10000000000003D3000001058998C8A0.png" manifest:media-type="image/png"/>
  <manifest:file-entry manifest:full-path="Pictures/100002010000020000000113E8881A20.png" manifest:media-type="image/png"/>
  <manifest:file-entry manifest:full-path="Pictures/10000000000003C00000010632800EB2.png" manifest:media-type="image/png"/>
  <manifest:file-entry manifest:full-path="Pictures/TablePreview3.svm" manifest:media-type=""/>
  <manifest:file-entry manifest:full-path="Pictures/100000000000029C000002D7FF8AA46B.png" manifest:media-type="image/png"/>
  <manifest:file-entry manifest:full-path="Pictures/TablePreview4.svm" manifest:media-type=""/>
  <manifest:file-entry manifest:full-path="Pictures/10000000000004A50000014CC51F04AC.png" manifest:media-type="image/png"/>
  <manifest:file-entry manifest:full-path="Pictures/TablePreview6.svm" manifest:media-type=""/>
  <manifest:file-entry manifest:full-path="Pictures/100000000000036F000001121DE20318.png" manifest:media-type="image/png"/>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3F0000001AD8F371A52.png" manifest:media-type="image/png"/>
  <manifest:file-entry manifest:full-path="Pictures/10000000000003C0000001A61D3A65EE.png" manifest:media-type="image/png"/>
  <manifest:file-entry manifest:full-path="Pictures/10000201000000E1000000E1382E9290.png" manifest:media-type="image/png"/>
  <manifest:file-entry manifest:full-path="Pictures/10000000000000B300000032D676B794.png" manifest:media-type="image/png"/>
  <manifest:file-entry manifest:full-path="Pictures/1000000000000249000002A543DA31E5.png" manifest:media-type="image/png"/>
  <manifest:file-entry manifest:full-path="Pictures/TablePreview2.svm" manifest:media-type=""/>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3"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7" style:family="graphic" style:parent-style-name="standard">
      <style:graphic-properties draw:stroke="none" draw:fill="none" fo:min-height="1.347cm"/>
    </style:style>
    <style:style style:name="gr1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0.713cm"/>
    </style:style>
    <style:style style:name="gr20"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21" style:family="graphic" style:parent-style-name="standard">
      <style:graphic-properties draw:stroke="none" svg:stroke-color="#000000" draw:fill="none" fo:min-height="0.713cm"/>
    </style:style>
    <style:style style:name="gr22"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3"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4"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5"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6"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7"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8"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9"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30"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31"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2"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3"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7"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8"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9" style:family="graphic" style:parent-style-name="standard">
      <style:graphic-properties draw:stroke="none" draw:fill="none" fo:min-height="6.689cm"/>
    </style:style>
    <style:style style:name="gr40" style:family="graphic" style:parent-style-name="standard">
      <style:graphic-properties draw:stroke="none" draw:fill="none" fo:min-height="5.626cm"/>
    </style:style>
    <style:style style:name="gr41"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2" style:family="graphic" style:parent-style-name="standard">
      <style:graphic-properties draw:stroke="none" draw:fill="none" fo:min-height="9.321cm"/>
    </style:style>
    <style:style style:name="gr4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4" style:family="graphic" style:parent-style-name="standard">
      <style:graphic-properties draw:stroke="none" draw:fill="none" fo:min-height="1.982cm"/>
    </style:style>
    <style:style style:name="gr45" style:family="graphic" style:parent-style-name="塗りつぶしなし線なしオブジェクト">
      <style:graphic-properties draw:textarea-vertical-align="middle" draw:ole-draw-aspect="1"/>
    </style:style>
    <style:style style:name="gr46" style:family="graphic" style:parent-style-name="standard">
      <style:graphic-properties draw:stroke="none" draw:fill="none" fo:min-height="7.942cm"/>
    </style:style>
    <style:style style:name="gr47"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8"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49" style:family="graphic" style:parent-style-name="standard">
      <style:graphic-properties draw:stroke="none" draw:fill="none" fo:min-height="9.775cm"/>
    </style:style>
    <style:style style:name="gr50" style:family="graphic" style:parent-style-name="standard">
      <style:graphic-properties draw:stroke="none" draw:fill="none" fo:min-height="6.525cm"/>
    </style:style>
    <style:style style:name="gr51" style:family="graphic" style:parent-style-name="standard">
      <style:graphic-properties draw:stroke="none" draw:fill="none" fo:min-height="7.785cm"/>
    </style:style>
    <style:style style:name="gr52" style:family="graphic" style:parent-style-name="standard">
      <style:graphic-properties draw:stroke="none" draw:fill="none" fo:min-height="9.174cm"/>
    </style:style>
    <style:style style:name="gr53"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4" style:family="graphic" style:parent-style-name="standard">
      <style:graphic-properties draw:stroke="none" svg:stroke-color="#000000" draw:fill="none" draw:fill-color="#ffffff" draw:auto-grow-height="true" draw:auto-grow-width="false" fo:max-height="0cm" fo:min-height="3.736cm"/>
    </style:style>
    <style:style style:name="gr55" style:family="graphic" style:parent-style-name="standard">
      <style:graphic-properties draw:stroke="none" svg:stroke-color="#000000" draw:fill="none" draw:fill-color="#ffffff" draw:auto-grow-height="true" draw:auto-grow-width="false" fo:max-height="0cm" fo:min-height="4.981cm"/>
    </style:style>
    <style:style style:name="gr56"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57" style:family="graphic" style:parent-style-name="standard">
      <style:graphic-properties draw:stroke="none" draw:fill="none" fo:min-height="3.737cm"/>
    </style:style>
    <style:style style:name="gr58" style:family="graphic" style:parent-style-name="standard">
      <style:graphic-properties draw:stroke="none" draw:fill="none" fo:min-height="7.11cm"/>
    </style:style>
    <style:style style:name="gr59" style:family="graphic" style:parent-style-name="standard">
      <style:graphic-properties draw:stroke="none" draw:fill="none" fo:min-height="4.903cm"/>
    </style:style>
    <style:style style:name="gr60" style:family="graphic" style:parent-style-name="standard">
      <style:graphic-properties draw:stroke="none" draw:fill="none" fo:min-height="1.56cm"/>
    </style:style>
    <style:style style:name="gr61" style:family="graphic" style:parent-style-name="standard">
      <style:graphic-properties draw:stroke="none" svg:stroke-color="#000000" draw:fill="none" draw:fill-color="#ffffff" draw:auto-grow-height="true" draw:auto-grow-width="false" fo:max-height="0cm" fo:min-height="4.866cm"/>
    </style:style>
    <style:style style:name="gr62" style:family="graphic" style:parent-style-name="standard">
      <style:graphic-properties draw:stroke="none" draw:fill="none" fo:min-height="3.824cm"/>
    </style:style>
    <style:style style:name="gr63" style:family="graphic" style:parent-style-name="standard">
      <style:graphic-properties draw:stroke="none" svg:stroke-color="#000000" draw:fill="none" draw:fill-color="#ffffff" draw:auto-grow-height="true" draw:auto-grow-width="false" fo:max-height="0cm" fo:min-height="6.111cm"/>
    </style:style>
    <style:style style:name="gr64" style:family="graphic" style:parent-style-name="standard">
      <style:graphic-properties draw:stroke="none" draw:fill="none" fo:min-height="5.31cm"/>
    </style:style>
    <style:style style:name="gr65" style:family="graphic" style:parent-style-name="standard">
      <style:graphic-properties draw:stroke="none" svg:stroke-color="#000000" draw:fill="none" draw:fill-color="#ffffff" draw:auto-grow-height="true" draw:auto-grow-width="false" fo:max-height="0cm" fo:min-height="9.054cm"/>
    </style:style>
    <style:style style:name="gr66"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67"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68" style:family="graphic" style:parent-style-name="standard">
      <style:graphic-properties draw:stroke="none" draw:fill="none" fo:min-height="1.423cm"/>
    </style:style>
    <style:style style:name="gr69" style:family="graphic" style:parent-style-name="standard" style:list-style-name="L1">
      <style:graphic-properties draw:stroke="none" draw:fill="none" draw:textarea-vertical-align="middle" fo:min-height="3.256cm"/>
    </style:style>
    <style:style style:name="gr70" style:family="graphic" style:parent-style-name="standard">
      <style:graphic-properties draw:stroke="none" draw:fill="none" fo:min-height="2.134cm"/>
    </style:style>
    <style:style style:name="gr71" style:family="graphic" style:parent-style-name="standard">
      <style:graphic-properties draw:stroke="none" draw:fill="none" fo:min-height="5.131cm"/>
    </style:style>
    <style:style style:name="gr72" style:family="graphic" style:parent-style-name="standard">
      <style:graphic-properties draw:stroke="none" draw:fill="none" fo:min-height="2.813cm"/>
    </style:style>
    <style:style style:name="gr73" style:family="graphic" style:parent-style-name="standard">
      <style:graphic-properties draw:stroke="none" draw:fill="none" fo:min-height="1.309cm"/>
    </style:style>
    <style:style style:name="gr74" style:family="graphic" style:parent-style-name="standard">
      <style:graphic-properties draw:stroke="none" draw:fill="none" fo:min-height="4.15cm"/>
    </style:style>
    <style:style style:name="gr75" style:family="graphic" style:parent-style-name="standard">
      <style:graphic-properties draw:stroke="none" draw:fill="none" fo:min-height="6.963cm"/>
    </style:style>
    <style:style style:name="gr76"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77" style:family="graphic" style:parent-style-name="standard">
      <style:graphic-properties draw:stroke="none" draw:fill="none" fo:min-height="6.895cm"/>
    </style:style>
    <style:style style:name="gr78" style:family="graphic" style:parent-style-name="standard">
      <style:graphic-properties draw:stroke="none" draw:fill="none" fo:min-height="4.978cm"/>
    </style:style>
    <style:style style:name="gr79" style:family="graphic" style:parent-style-name="standard">
      <style:graphic-properties draw:stroke="none" draw:fill="none" fo:min-height="11.874cm"/>
    </style:style>
    <style:style style:name="gr80" style:family="graphic" style:parent-style-name="standard">
      <style:graphic-properties draw:stroke="none" draw:fill="none" fo:min-height="12.805cm"/>
    </style:style>
    <style:style style:name="gr81"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color="#ff3333"/>
    </style:style>
    <style:style style:name="P31" style:family="paragraph">
      <style:text-properties fo:font-size="40pt" style:font-size-asian="40pt" style:font-size-complex="40pt"/>
    </style:style>
    <style:style style:name="P32" style:family="paragraph">
      <style:text-properties style:font-name="Nimbus Mono L1" fo:font-size="26pt" style:font-size-asian="26pt" style:font-size-complex="26pt"/>
    </style:style>
    <style:style style:name="P33" style:family="paragraph">
      <style:text-properties style:font-name="みちます" style:font-name-asian="みちます"/>
    </style:style>
    <style:style style:name="P34" style:family="paragraph">
      <style:text-properties style:font-name="Nimbus Mono L1" fo:font-size="24pt"/>
    </style:style>
    <style:style style:name="P35" style:family="paragraph">
      <style:paragraph-properties fo:margin-top="0cm" fo:margin-bottom="0.2cm"/>
    </style:style>
    <style:style style:name="P36" style:family="paragraph">
      <style:paragraph-properties fo:margin-top="0cm" fo:margin-bottom="0.2cm"/>
      <style:text-properties style:font-name="Nimbus Mono L1" fo:font-size="20pt" style:font-size-asian="20pt" style:font-size-complex="20pt"/>
    </style:style>
    <style:style style:name="P37" style:family="paragraph">
      <style:text-properties fo:font-size="26pt" style:font-size-asian="26pt" style:font-size-complex="26pt"/>
    </style:style>
    <style:style style:name="P38" style:family="paragraph">
      <style:text-properties style:font-name="Nimbus Mono L1" fo:font-size="24pt" style:font-name-asian="Nimbus Mono L1" style:font-size-asian="24pt" style:font-size-complex="24pt"/>
    </style:style>
    <style:style style:name="P39" style:family="paragraph">
      <style:text-properties style:font-name="Nimbus Mono L1" fo:font-size="32pt" style:font-size-asian="32pt" style:font-size-complex="32pt"/>
    </style:style>
    <style:style style:name="P40"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1"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2" style:family="paragraph">
      <style:text-properties style:font-name="Nimbus Mono L1" fo:font-size="28pt" style:font-size-asian="28pt" style:font-size-complex="28pt"/>
    </style:style>
    <style:style style:name="P43" style:family="paragraph">
      <style:paragraph-properties fo:text-align="end"/>
    </style:style>
    <style:style style:name="P44"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5" style:family="paragraph">
      <style:text-properties style:font-name="Nimbus Mono L1" fo:font-size="26pt" style:font-name-asian="Nimbus Mono L1" style:font-size-asian="26pt" style:font-size-complex="26pt"/>
    </style:style>
    <style:style style:name="P46" style:family="paragraph">
      <style:text-properties style:font-name="Nimbus Mono L1" fo:font-size="22pt" style:font-size-asian="22pt" style:font-size-complex="22pt"/>
    </style:style>
    <style:style style:name="P47" style:family="paragraph">
      <style:paragraph-properties fo:margin-top="0cm" fo:margin-bottom="0cm"/>
      <style:text-properties style:text-position="-33% 58%" fo:font-size="54pt" style:font-size-asian="48pt" style:font-size-complex="48pt"/>
    </style:style>
    <style:style style:name="P48" style:family="paragraph">
      <style:paragraph-properties fo:text-align="start"/>
      <style:text-properties fo:font-size="28pt" style:font-size-asian="28pt" style:font-size-complex="28pt"/>
    </style:style>
    <style:style style:name="P49" style:family="paragraph">
      <style:text-properties fo:color="#999999" style:font-name="源柔ゴシックL等幅 Heavy" fo:font-weight="bold" style:font-name-asian="源柔ゴシックL等幅 Heavy" style:font-weight-asian="bold" style:font-weight-complex="bold"/>
    </style:style>
    <style:style style:name="P50" style:family="paragraph">
      <style:text-properties style:font-name="Nimbus Mono L1" fo:font-size="18pt" style:font-size-asian="18pt" style:font-size-complex="18pt"/>
    </style:style>
    <style:style style:name="P51" style:family="paragraph">
      <style:paragraph-properties fo:margin-top="0.42cm" fo:margin-bottom="0cm"/>
    </style:style>
    <style:style style:name="P52" style:family="paragraph">
      <style:paragraph-properties fo:margin-top="0.42cm" fo:margin-bottom="0cm"/>
      <style:text-properties style:font-name="Nimbus Mono L1" fo:font-size="18pt" style:font-size-asian="18pt" style:font-size-complex="18pt"/>
    </style:style>
    <style:style style:name="P53" style:family="paragraph">
      <style:paragraph-properties fo:margin-top="0cm" fo:margin-bottom="0cm"/>
      <style:text-properties fo:font-size="24pt" style:font-size-asian="24pt" style:font-size-complex="24pt"/>
    </style:style>
    <style:style style:name="P54" style:family="paragraph">
      <style:text-properties fo:font-size="32pt" style:font-size-asian="32pt" style:font-size-complex="32pt"/>
    </style:style>
    <style:style style:name="P55"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font-size="88pt" style:font-size-asian="88pt" style:font-size-complex="88pt"/>
    </style:style>
    <style:style style:name="T8" style:family="text">
      <style:text-properties fo:font-size="32pt" style:font-size-asian="32pt" style:font-size-complex="32pt"/>
    </style:style>
    <style:style style:name="T9" style:family="text">
      <style:text-properties fo:font-size="24pt" style:font-size-asian="24pt" style:font-size-complex="24pt"/>
    </style:style>
    <style:style style:name="T10" style:family="text">
      <style:text-properties fo:font-weight="bold" style:font-weight-asian="bold" style:font-weight-complex="bold"/>
    </style:style>
    <style:style style:name="T11" style:family="text">
      <style:text-properties style:font-name="Nimbus Mono L1" fo:font-weight="normal" style:font-weight-asian="normal" style:font-weight-complex="normal"/>
    </style:style>
    <style:style style:name="T12" style:family="text">
      <style:text-properties style:font-name="Nimbus Mono L1"/>
    </style:style>
    <style:style style:name="T13" style:family="text">
      <style:text-properties style:font-name="Nimbus Mono L1" fo:font-weight="bold" style:font-weight-asian="bold" style:font-weight-complex="bold"/>
    </style:style>
    <style:style style:name="T14" style:family="text">
      <style:text-properties style:font-name="Nimbus Mono L1" fo:font-size="20pt" style:font-size-asian="20pt" style:font-size-complex="20pt"/>
    </style:style>
    <style:style style:name="T15" style:family="text">
      <style:text-properties style:font-name="Nimbus Mono L1" fo:font-size="20pt" fo:font-weight="bold" style:font-size-asian="20pt" style:font-weight-asian="bold" style:font-size-complex="20pt" style:font-weight-complex="bold"/>
    </style:style>
    <style:style style:name="T16" style:family="text">
      <style:text-properties style:font-name="Nimbus Mono L1" fo:font-size="20pt" fo:font-weight="normal" style:font-size-asian="20pt" style:font-weight-asian="normal" style:font-size-complex="20pt" style:font-weight-complex="normal"/>
    </style:style>
    <style:style style:name="T17" style:family="text">
      <style:text-properties fo:color="#ff3333" style:font-name="みちます" fo:font-size="14pt" style:font-name-asian="みちます" style:font-size-asian="14pt" style:font-size-complex="14pt"/>
    </style:style>
    <style:style style:name="T18" style:family="text">
      <style:text-properties style:font-name="Nimbus Mono L1" fo:font-style="italic" style:font-style-asian="italic" style:font-style-complex="italic"/>
    </style:style>
    <style:style style:name="T19" style:family="text">
      <style:text-properties style:font-name="Nimbus Mono L1" style:font-name-asian="Nimbus Mono L1"/>
    </style:style>
    <style:style style:name="T20" style:family="text">
      <style:text-properties fo:font-size="60pt" style:font-size-asian="60pt" style:font-size-complex="60pt"/>
    </style:style>
    <style:style style:name="T21" style:family="text">
      <style:text-properties style:font-name="Nimbus Mono L1" fo:font-size="28pt" style:font-size-asian="28pt" style:font-size-complex="28pt"/>
    </style:style>
    <style:style style:name="T22" style:family="text">
      <style:text-properties fo:color="#ff3333" style:font-name="みちます" style:font-name-asian="みちます"/>
    </style:style>
    <style:style style:name="T23" style:family="text">
      <style:text-properties style:font-name="Nimbus Mono L1" fo:font-size="18pt" style:font-size-asian="18pt" style:font-size-complex="18pt"/>
    </style:style>
    <style:style style:name="T24" style:family="text">
      <style:text-properties fo:color="#ff0000" style:font-name="みちます" style:font-name-asian="みちます"/>
    </style:style>
    <style:style style:name="T25" style:family="text">
      <style:text-properties style:font-name="Nimbus Mono L1" fo:font-size="28pt" fo:font-weight="bold" style:font-size-asian="28pt" style:font-weight-asian="bold" style:font-size-complex="28pt" style:font-weight-complex="bold"/>
    </style:style>
    <style:style style:name="T26" style:family="text">
      <style:text-properties style:font-name="Nimbus Mono L1" fo:font-size="32pt" style:font-name-asian="Nimbus Mono L1" style:font-size-asian="32pt" style:font-size-complex="32pt"/>
    </style:style>
    <style:style style:name="T27" style:family="text">
      <style:text-properties style:font-name="Nimbus Mono L1" fo:font-size="32pt" style:font-size-asian="32pt" style:font-size-complex="32pt"/>
    </style:style>
    <style:style style:name="T28" style:family="text">
      <style:text-properties fo:font-size="18pt"/>
    </style:style>
    <style:style style:name="T29" style:family="text">
      <style:text-properties fo:color="#b2b2b2" style:font-name="Nimbus Mono L1" style:font-name-asian="Nimbus Mono L1"/>
    </style:style>
    <style:style style:name="T30" style:family="text">
      <style:text-properties style:font-name="Nimbus Mono L1" fo:font-size="32pt" fo:font-weight="bold" style:font-size-asian="32pt" style:font-weight-asian="bold" style:font-size-complex="32pt" style:font-weight-complex="bold"/>
    </style:style>
    <style:style style:name="T31" style:family="text">
      <style:text-properties fo:color="#000000" style:font-name="みちます" style:font-name-asian="みちます"/>
    </style:style>
    <style:style style:name="T32" style:family="text">
      <style:text-properties style:font-name="Courier 10 Pitch1"/>
    </style:style>
    <style:style style:name="T33" style:family="text">
      <style:text-properties fo:color="#ff3333" style:font-name="Nimbus Mono L1"/>
    </style:style>
    <style:style style:name="T34" style:family="text">
      <style:text-properties fo:color="#6666ff" style:font-name="Nimbus Mono L1"/>
    </style:style>
    <style:style style:name="T35" style:family="text">
      <style:text-properties fo:color="#000000" style:font-name="Nimbus Mono L1"/>
    </style:style>
    <style:style style:name="T36" style:family="text">
      <style:text-properties fo:font-size="22pt" style:font-size-asian="22pt" style:font-size-complex="22pt"/>
    </style:style>
    <style:style style:name="T37" style:family="text">
      <style:text-properties fo:font-size="18pt" style:font-size-asian="18pt" style:font-size-complex="18pt"/>
    </style:style>
    <style:style style:name="T38" style:family="text">
      <style:text-properties fo:font-size="16pt" style:font-size-asian="16pt" style:font-size-complex="16pt"/>
    </style:style>
    <style:style style:name="T39" style:family="text">
      <style:text-properties style:font-name="Nimbus Mono L1" fo:font-size="22pt" style:font-name-asian="Nimbus Mono L1" style:font-size-asian="22pt" style:font-size-complex="22pt"/>
    </style:style>
    <style:style style:name="T40" style:family="text">
      <style:text-properties style:font-name="Nimbus Mono L1" fo:font-size="22pt" fo:font-weight="bold" style:font-name-asian="Nimbus Mono L1" style:font-size-asian="22pt" style:font-weight-asian="bold" style:font-size-complex="22pt" style:font-weight-complex="bold"/>
    </style:style>
    <style:style style:name="T41" style:family="text">
      <style:text-properties style:font-name="Nimbus Mono L1" fo:font-size="22pt" fo:font-weight="normal" style:font-name-asian="Nimbus Mono L1" style:font-size-asian="22pt" style:font-weight-asian="normal" style:font-size-complex="22pt" style:font-weight-complex="normal"/>
    </style:style>
    <style:style style:name="T42" style:family="text">
      <style:text-properties style:font-name="Nimbus Mono L1" fo:font-weight="bold" style:font-name-asian="Nimbus Mono L1" style:font-weight-asian="bold" style:font-weight-complex="bold"/>
    </style:style>
    <style:style style:name="T43" style:family="text">
      <style:text-properties style:font-name="Nimbus Mono L1" fo:font-size="24pt" style:font-size-asian="24pt" style:font-size-complex="24pt"/>
    </style:style>
    <style:style style:name="T44" style:family="text">
      <style:text-properties style:font-name="Nimbus Mono L1" fo:font-size="24pt" fo:font-weight="bold" style:font-size-asian="24pt" style:font-weight-asian="bold" style:font-size-complex="24pt" style:font-weight-complex="bold"/>
    </style:style>
    <style:style style:name="T45" style:family="text">
      <style:text-properties style:font-name="Nimbus Mono L1" fo:font-size="28pt" style:font-name-asian="Nimbus Mono L1" style:font-size-asian="28pt" style:font-size-complex="28pt"/>
    </style:style>
    <style:style style:name="T46" style:family="text">
      <style:text-properties fo:color="#ff3333"/>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style:font-name="Nimbus Mono L1" fo:font-size="24pt"/>
    </style:style>
    <style:style style:name="T53" style:family="text">
      <style:text-properties style:font-name="Nimbus Mono L1" fo:font-size="24pt" fo:font-weight="bold" style:font-weight-asian="bold" style:font-weight-complex="bold"/>
    </style:style>
    <style:style style:name="T54" style:family="text">
      <style:text-properties fo:font-size="26pt" style:font-size-asian="26pt" style:font-size-complex="26pt"/>
    </style:style>
    <style:style style:name="T55" style:family="text">
      <style:text-properties style:font-name="Nimbus Mono L1" fo:font-size="24pt" style:font-name-asian="Nimbus Mono L1" style:font-size-asian="24pt" style:font-size-complex="24pt"/>
    </style:style>
    <style:style style:name="T56" style:family="text">
      <style:text-properties style:font-name="IPA Pゴシック1" fo:font-size="24pt" style:font-name-asian="IPA Pゴシック1" style:font-size-asian="24pt" style:font-name-complex="IPA Pゴシック1" style:font-size-complex="24pt"/>
    </style:style>
    <style:style style:name="T57" style:family="text">
      <style:text-properties style:font-name="Nimbus Mono L1" fo:font-size="24pt" style:font-name-asian="IPA Pゴシック1" style:font-size-asian="24pt" style:font-name-complex="IPA Pゴシック1" style:font-size-complex="24pt"/>
    </style:style>
    <style:style style:name="T58" style:family="text">
      <style:text-properties style:font-name="IPA Pゴシック1" fo:font-size="20pt" style:font-name-asian="IPA Pゴシック1" style:font-size-asian="20pt" style:font-name-complex="IPA Pゴシック1" style:font-size-complex="20pt"/>
    </style:style>
    <style:style style:name="T59" style:family="text">
      <style:text-properties style:font-name="Nimbus Mono L1" fo:font-size="20pt" style:font-name-asian="IPA Pゴシック1" style:font-size-asian="20pt" style:font-name-complex="IPA Pゴシック1" style:font-size-complex="20pt"/>
    </style:style>
    <style:style style:name="T60"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1" style:family="text">
      <style:text-properties style:font-name="Nimbus Mono L1" fo:font-size="26pt" style:font-name-asian="Nimbus Mono L1" style:font-size-asian="26pt" style:font-size-complex="26pt"/>
    </style:style>
    <style:style style:name="T62" style:family="text">
      <style:text-properties style:font-name="Nimbus Mono L1" fo:font-size="22pt" fo:font-weight="bold" style:font-size-asian="22pt" style:font-weight-asian="bold" style:font-size-complex="22pt" style:font-weight-complex="bold"/>
    </style:style>
    <style:style style:name="T63" style:family="text">
      <style:text-properties style:text-position="-33% 58%" fo:font-size="54pt" style:font-size-asian="48pt" style:font-size-complex="48pt"/>
    </style:style>
    <style:style style:name="T64" style:family="text">
      <style:text-properties fo:color="#3333ff" fo:font-size="28pt" style:font-size-asian="28pt" style:font-size-complex="28pt"/>
    </style:style>
    <style:style style:name="T65" style:family="text">
      <style:text-properties fo:color="#3333ff"/>
    </style:style>
    <style:style style:name="T66" style:family="text">
      <style:text-properties style:font-name="Nimbus Mono L1" fo:font-size="16pt" style:font-size-asian="16pt" style:font-size-complex="16pt"/>
    </style:style>
    <style:style style:name="T67" style:family="text">
      <style:text-properties style:font-name="IPA Pゴシック2" fo:font-size="32pt" style:font-name-asian="IPA Pゴシック2" style:font-size-asian="32pt" style:font-size-complex="32pt"/>
    </style:style>
    <style:style style:name="T68" style:family="text">
      <style:text-properties fo:color="#999999" style:font-name="源柔ゴシックL等幅 Heavy" fo:font-weight="bold" style:font-name-asian="源柔ゴシックL等幅 Heavy" style:font-weight-asian="bold" style:font-weight-complex="bold"/>
    </style:style>
    <style:style style:name="T69" style:family="text">
      <style:text-properties style:font-name="Nimbus Mono L1" fo:font-size="18pt" fo:font-weight="bold" style:font-size-asian="18pt" style:font-weight-asian="bold" style:font-size-complex="18pt" style:font-weight-complex="bold"/>
    </style:style>
    <style:style style:name="T70"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4">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4cm" svg:y="4.9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ダウンロード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
          </draw:text-box>
        </draw:frame>
        <draw:frame draw:style-name="gr2" draw:text-style-name="P2" draw:layer="layout" svg:width="4.638cm" svg:height="1.295cm" svg:x="2.462cm" svg:y="9.1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7">Chapter 1</text:span><text:span text:style-name="T7"><text:line-break/></text:span><text:span text:style-name="T7">Haskell</text:span><text:span text:style-name="T7">の使い方</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5">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text-style-name="P6" draw:layer="layout" svg:width="14.826cm" svg:height="5.271cm" svg:x="12.174cm" svg:y="8.236cm">
          <draw:text-box>
            <text:list text:style-name="L5">
              <text:list-item>
                <text:p text:style-name="P5"><text:span text:style-name="T8"><text:s/></text:span><text:span text:style-name="T8">一貫していて類推できる</text:span><text:span text:style-name="T8">UI</text:span></text:p>
              </text:list-item>
              <text:list-item>
                <text:p text:style-name="P5"><text:span text:style-name="T8"><text:s/></text:span><text:span text:style-name="T8">進化が速い</text:span></text:p>
              </text:list-item>
            </text:list>
            <text:list text:style-name="L2">
              <text:list-header>
                <text:p text:style-name="P5"><text:span text:style-name="T8"/></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9"><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0">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1">~$</text:span><text:span text:style-name="T12"> </text:span><text:span text:style-name="T13">stack ghci</text:span></text:p>
            <text:p text:style-name="P7"><text:span text:style-name="T12">Run from outside a project, using implicit global project config</text:span></text:p>
            <text:p text:style-name="P7"><text:span text:style-name="T12">Using resolver: lts-4.0 from implicit global project's config file: /home/nushio/.stack/global-project/stack.yaml</text:span></text:p>
            <text:p text:style-name="P7"><text:span text:style-name="T12">Error parsing targets: The specified targets matched no packages.</text:span></text:p>
            <text:p text:style-name="P7"><text:span text:style-name="T12">Perhaps you need to run 'stack init'?</text:span></text:p>
            <text:p text:style-name="P7"><text:span text:style-name="T12">Warning: build failed, but optimistically launching GHCi anyway</text:span></text:p>
            <text:p text:style-name="P7"><text:span text:style-name="T12">Configuring GHCi with the following packages: </text:span></text:p>
            <text:p text:style-name="P7"><text:span text:style-name="T12">GHCi, version 7.10.3: http://www.haskell.org/ghc/ <text:s/>:? for help</text:span></text:p>
            <text:p text:style-name="P7"><text:span text:style-name="T12">Ok, modules loaded: none.</text:span></text:p>
            <text:p text:style-name="P7"><text:span text:style-name="T12">&gt; </text:span><text:span text:style-name="T13">1+1</text:span></text:p>
            <text:p text:style-name="P7"><text:span text:style-name="T12">2</text:span></text:p>
            <text:p text:style-name="P7"><text:span text:style-name="T12">&gt; </text:span><text:span text:style-name="T13">putStrLn "hello world!"</text:span></text:p>
            <text:p text:style-name="P7"><text:span text:style-name="T12">hello world!</text:span></text:p>
            <text:p text:style-name="P7"><text:span text:style-name="T12">&gt; </text:span></text:p>
            <text:p text:style-name="P7"><text:span text:style-name="T12"/></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3">$ cat hello-world.hs </text:span></text:p>
            <text:p><text:span text:style-name="T12">main :: IO ()</text:span></text:p>
            <text:p><text:span text:style-name="T12">main = interact $ const "Hello World!\n"</text:span></text:p>
            <text:p><text:span text:style-name="T13">$ runhaskell hello-world.hs </text:span></text:p>
            <text:p><text:span text:style-name="T12">Hello World!</text:span></text:p>
            <text:p><text:span text:style-name="T13">$ stack runhaskell hello-world.hs </text:span></text:p>
            <text:p><text:span text:style-name="T12">Run from outside a project, using implicit global project config</text:span></text:p>
            <text:p><text:span text:style-name="T12">Using resolver: lts-4.0 from implicit global project's config file: /home/nushio/.stack/global-project/stack.yaml</text:span></text:p>
            <text:p><text:span text:style-name="T12">Hello World!</text:span></text:p>
            <text:p><text:span text:style-name="T13">$</text:span><text:span text:style-name="T12"> </text:span></text:p>
            <text:p><text:span text:style-name="T12"/></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10" draw:layer="layout" svg:width="15.277cm" svg:height="12.134cm" svg:x="2.423cm" svg:y="9.553cm">
          <draw:text-box>
            <text:p><text:span text:style-name="T14">$ </text:span><text:span text:style-name="T15">stack new hello-world simple</text:span></text:p>
            <text:p><text:span text:style-name="T16">$</text:span><text:span text:style-name="T15"> tree hello-world</text:span></text:p>
            <text:p><text:span text:style-name="T14">hello-world</text:span></text:p>
            <text:p><text:span text:style-name="T14">├── </text:span><text:span text:style-name="T14">LICENSE <text:s text:c="4"/></text:span></text:p>
            <text:p><text:span text:style-name="T14">├── </text:span><text:span text:style-name="T14">Setup.hs</text:span></text:p>
            <text:p><text:span text:style-name="T14">├── </text:span><text:span text:style-name="T14">hello-world.cabal</text:span></text:p>
            <text:p><text:span text:style-name="T14">├── </text:span><text:span text:style-name="T14">src</text:span></text:p>
            <text:p><text:span text:style-name="T14">│   └── </text:span><text:span text:style-name="T14">Main.hs</text:span></text:p>
            <text:p><text:span text:style-name="T14">└── </text:span><text:span text:style-name="T14">stack.yaml</text:span></text:p>
            <text:p><text:span text:style-name="T14"/></text:p>
          </draw:text-box>
        </draw:frame>
        <draw:frame draw:style-name="gr5" draw:text-style-name="P10" draw:layer="layout" svg:width="14.501cm" svg:height="9.887cm" svg:x="12.8cm" svg:y="11.9cm">
          <draw:text-box>
            <text:list text:style-name="L1">
              <text:list-item>
                <text:p><text:span text:style-name="T14">ライセンスファイル</text:span></text:p>
              </text:list-item>
              <text:list-item>
                <text:p><text:span text:style-name="T14">インストールスクリプト</text:span></text:p>
              </text:list-item>
              <text:list-item>
                <text:p><text:span text:style-name="T14">ソースコードの位置や、コンパイルオプションなどビルドに必要な設定を記したファイル</text:span></text:p>
              </text:list-item>
              <text:list-item>
                <text:p><text:span text:style-name="T14">ソースコード</text:span></text:p>
              </text:list-item>
              <text:list-item>
                <text:p><text:span text:style-name="T14">使用するコンパイラのバージョンや各ライブラリのバージョン、その取得先などを記した環境設定ファイル</text:span></text:p>
              </text:list-item>
            </text:list>
          </draw:text-box>
        </draw:frame>
        <draw:frame draw:style-name="gr6" draw:text-style-name="P11" draw:layer="layout" svg:width="10.408cm" svg:height="0.751cm" svg:x="6.523cm" svg:y="9.1cm">
          <draw:text-box>
            <text:p><text:span text:style-name="T17">生成するプロジェクト名　　テンプレート名</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2">stack new </text:span><text:span text:style-name="T18">プロジェクト名</text:span><text:span text:style-name="T12"> </text:span><text:span text:style-name="T12">simple</text:span> コマンドで新しいプロジェクトを作り、putStrLnを使って文字列<text:span text:style-name="T19">”</text:span><text:span text:style-name="T19">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0">値</text:span><text:span text:style-name="T20">(value)</text:span></text:p>
            <text:p text:style-name="P2"><text:span text:style-name="T20">型</text:span><text:span text:style-name="T20">(type)</text:span></text:p>
            <text:p text:style-name="P2"><text:span text:style-name="T20">型クラス</text:span><text:span text:style-name="T20">(type class)</text:span></text:p>
          </draw:text-box>
        </draw:frame>
        <draw:frame presentation:style-name="pr11" draw:text-style-name="P15" draw:layer="layout" svg:width="20.2cm" svg:height="2.221cm" svg:x="4cm" svg:y="16.979cm">
          <draw:text-box>
            <text:p text:style-name="P14"><text:span text:style-name="T21">(+) :: Num a =&gt; a -&gt; a -&gt; a </text:span></text:p>
          </draw:text-box>
        </draw:frame>
        <draw:frame draw:style-name="gr7" draw:text-style-name="P16" draw:layer="layout" svg:width="1.137cm" svg:height="0.89cm" svg:x="6.1cm" svg:y="15.8cm">
          <draw:text-box>
            <text:p><text:span text:style-name="T22">値</text:span></text:p>
          </draw:text-box>
        </draw:frame>
        <draw:frame draw:style-name="gr8" draw:text-style-name="P16" draw:layer="layout" svg:width="3.042cm" svg:height="0.89cm" svg:x="10.001cm" svg:y="15.9cm">
          <draw:text-box>
            <text:p><text:span text:style-name="T22">型クラス</text:span></text:p>
          </draw:text-box>
        </draw:frame>
        <draw:frame draw:style-name="gr7" draw:text-style-name="P16" draw:layer="layout" svg:width="1.137cm" svg:height="0.89cm" svg:x="16.001cm" svg:y="14.8cm">
          <draw:text-box>
            <text:p><text:span text:style-name="T22">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3">topdecl </text:span><text:span text:style-name="T23"><text:tab/></text:span><text:span text:style-name="T23">-&gt; </text:span><text:span text:style-name="T23"><text:tab/></text:span></text:p>
            <text:p text:style-name="P17"><text:span text:style-name="T23"><text:s text:c="2"/></text:span><text:span text:style-name="T23">type simpletype = type</text:span></text:p>
            <text:p text:style-name="P17"><text:span text:style-name="T23">| data [context =&gt;] simpletype = constrs [deriving]</text:span></text:p>
            <text:p text:style-name="P17"><text:span text:style-name="T23">| newtype [context =&gt;] simpletype = newconstr [deriving]</text:span></text:p>
            <text:p text:style-name="P17"><text:span text:style-name="T23">| class [scontext =&gt;] tycls tyvar [where cdecls]</text:span></text:p>
            <text:p text:style-name="P17"><text:span text:style-name="T23">| instance [scontext =&gt;] qtycls inst [where idecls]</text:span></text:p>
            <text:p text:style-name="P17"><text:span text:style-name="T23">| default (type1 , ... , typen) </text:span><text:span text:style-name="T23"><text:tab/></text:span><text:span text:style-name="T23">(n&gt;=0)</text:span></text:p>
            <text:p text:style-name="P17"><text:span text:style-name="T23">|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9" draw:layer="layout" svg:width="3.042cm" svg:height="0.89cm" svg:x="0.958cm" svg:y="15.61cm">
          <draw:text-box>
            <text:p><text:span text:style-name="T24">値の定義</text:span></text:p>
          </draw:text-box>
        </draw:frame>
        <draw:frame draw:style-name="gr11" draw:text-style-name="P19" draw:layer="layout" svg:width="4.312cm" svg:height="0.89cm" svg:x="0.488cm" svg:y="11.6cm">
          <draw:text-box>
            <text:p><text:span text:style-name="T24">型を作る構文</text:span></text:p>
          </draw:text-box>
        </draw:frame>
        <draw:frame draw:style-name="gr12" draw:text-style-name="P19" draw:layer="layout" svg:width="5cm" svg:height="2.168cm" svg:x="0.4cm" svg:y="13.31cm">
          <draw:text-box>
            <text:p><text:span text:style-name="T24">型クラス定義</text:span></text:p>
            <text:p><text:span text:style-name="T24">〃インスタンス</text:span></text:p>
            <text:p><text:span text:style-name="T24"/></text:p>
          </draw:text-box>
        </draw:frame>
        <draw:line draw:style-name="gr13" draw:text-style-name="P2" draw:layer="layout" svg:x1="4.4cm" svg:y1="12cm" svg:x2="5.8cm" svg:y2="12cm">
          <text:p/>
        </draw:line>
        <draw:line draw:style-name="gr13" draw:text-style-name="P2" draw:layer="layout" svg:x1="4.4cm" svg:y1="12cm" svg:x2="5.8cm" svg:y2="11.2cm">
          <text:p/>
        </draw:line>
        <draw:line draw:style-name="gr13"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1">$ </text:span><text:span text:style-name="T25">ghci</text:span></text:p>
            <text:p><text:span text:style-name="T21">&gt; </text:span><text:span text:style-name="T25">3+7</text:span></text:p>
            <text:p><text:span text:style-name="T21">10</text:span></text:p>
            <text:list text:continue-numbering="true" text:style-name="L2">
              <text:list-item>
                <text:p><text:span text:style-name="T5">hackage</text:span><text:span text:style-name="T5">で調べる</text:span></text:p>
              </text:list-item>
            </text:list>
          </draw:text-box>
        </draw:frame>
        <draw:frame draw:style-name="gr2"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1">$ </text:span><text:span text:style-name="T25">ghci</text:span></text:p>
            <text:p><text:span text:style-name="T21">&gt; </text:span><text:span text:style-name="T25">:t 1</text:span></text:p>
            <text:p><text:span text:style-name="T21">1 :: Num a =&gt; a</text:span></text:p>
            <text:p><text:span text:style-name="T21">&gt; </text:span><text:span text:style-name="T25">:t "hello"</text:span></text:p>
            <text:p><text:span text:style-name="T21">"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1">&gt;</text:span><text:span text:style-name="T25"> :info Num</text:span></text:p>
            <text:p><text:span text:style-name="T21">class Num a where</text:span></text:p>
            <text:p><text:span text:style-name="T21"><text:s text:c="2"/></text:span><text:span text:style-name="T21">(+) :: a -&gt; a -&gt; a</text:span></text:p>
            <text:p><text:span text:style-name="T21"><text:s text:c="2"/></text:span><text:span text:style-name="T21">(-) :: a -&gt; a -&gt; a</text:span></text:p>
            <text:p><text:span text:style-name="T21"><text:s text:c="2"/></text:span><text:span text:style-name="T21">(*) :: a -&gt; a -&gt; a</text:span></text:p>
            <text:p><text:span text:style-name="T21"><text:s text:c="2"/></text:span><text:span text:style-name="T21">negate :: a -&gt; a</text:span></text:p>
            <text:p><text:span text:style-name="T21"><text:s text:c="2"/></text:span><text:span text:style-name="T21">abs :: a -&gt; a</text:span></text:p>
            <text:p><text:span text:style-name="T21"><text:s text:c="2"/></text:span><text:span text:style-name="T21">signum :: a -&gt; a</text:span></text:p>
            <text:p><text:span text:style-name="T21"><text:s text:c="2"/></text:span><text:span text:style-name="T21">fromInteger :: Integer -&gt; a</text:span></text:p>
            <text:p><text:span text:style-name="T21"><text:s text:c="2"/></text:span><text:span text:style-name="T21"><text:tab/></text:span><text:span text:style-name="T21">-- Defined in ‘GHC.Num’</text:span></text:p>
            <text:p><text:span text:style-name="T21">instance Num Word -- Defined in ‘GHC.Num’</text:span></text:p>
            <text:p><text:span text:style-name="T21">instance Num Integer -- Defined in ‘GHC.Num’</text:span></text:p>
            <text:p><text:span text:style-name="T21"/></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4" draw:text-style-name="P16" draw:layer="layout" svg:width="8.757cm" svg:height="2.168cm" svg:x="10.6cm" svg:y="7.3cm">
          <draw:text-box>
            <text:p><text:span text:style-name="T22">型クラスの名前</text:span></text:p>
            <text:p><text:span text:style-name="T22"/></text:p>
            <text:p><text:span text:style-name="T22">　型クラスに属するメソッド</text:span></text:p>
          </draw:text-box>
        </draw:frame>
        <draw:frame draw:style-name="gr15" draw:text-style-name="P16" draw:layer="layout" svg:width="10.027cm" svg:height="0.89cm" svg:x="16.8cm" svg:y="17.2cm">
          <draw:text-box>
            <text:p><text:span text:style-name="T22">型クラスの代表的なインスタンス</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8">値を調べる</text:span></text:p>
              </table:table-cell>
              <table:table-cell table:style-name="ce3">
                <text:p text:style-name="P21"><text:span text:style-name="T26">&gt; </text:span><text:span text:style-name="T26">式</text:span></text:p>
              </table:table-cell>
            </table:table-row>
            <table:table-row table:style-name="ro3">
              <table:table-cell table:style-name="ce2">
                <text:p text:style-name="P2"><text:span text:style-name="T8">型を調べる</text:span></text:p>
              </table:table-cell>
              <table:table-cell table:style-name="ce3">
                <text:p text:style-name="P21"><text:span text:style-name="T26">&gt; :t</text:span><text:span text:style-name="T26">　型名</text:span></text:p>
              </table:table-cell>
            </table:table-row>
            <table:table-row table:style-name="ro4">
              <table:table-cell table:style-name="ce2">
                <text:p text:style-name="P2"><text:span text:style-name="T8">型クラスを調べる</text:span></text:p>
              </table:table-cell>
              <table:table-cell table:style-name="ce3">
                <text:p text:style-name="P21"><text:span text:style-name="T26">&gt; :info</text:span><text:span text:style-name="T26">　型クラス名</text:span></text:p>
              </table:table-cell>
            </table:table-row>
            <table:table-row table:style-name="ro5">
              <table:table-cell table:style-name="ce1">
                <text:p text:style-name="P2">その他のghciコマンドを調べる</text:p>
              </table:table-cell>
              <table:table-cell table:style-name="ce4">
                <text:p><text:span text:style-name="T27">:help</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9">　</text:span></text:p>
                <text:p><text:span text:style-name="T9"/></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6" draw:text-style-name="P22" draw:layer="layout" svg:width="24cm" svg:height="1.195cm" svg:x="1.4cm" svg:y="6.8cm">
          <draw:text-box>
            <text:list text:style-name="L1">
              <text:list-header>
                <text:p><text:span text:style-name="T9"><text:a xlink:href="https://hackage.haskell.org/package/binary-search-1.0.0.2/docs/Numeric-Search.html" xlink:type="simple">https://hackage.haskell.org/package/binary-search-1.0.0.2/ docs/Numeric-Search.html</text:a></text:span></text:p>
              </text:list-header>
            </text:list>
          </draw:text-box>
        </draw:frame>
        <draw:frame draw:style-name="gr2"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9"><text:a xlink:href="https://hackage.haskell.org/package/base/docs/Prelude.html" xlink:type="simple">https://hackage.haskell.org/package/base/docs/Prelude.html</text:a></text:span></text:p>
                <text:p><text:span text:style-name="T9"/></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2">openFile :: FilePath -&gt; IOMode -&gt; IO Handle</text:span></text:p>
              </text:list-header>
            </text:list>
          </draw:text-box>
        </draw:frame>
        <draw:frame presentation:style-name="pr14" draw:text-style-name="P23" draw:layer="layout" svg:width="23.897cm" svg:height="6.503cm" svg:x="1.755cm" svg:y="13.297cm">
          <draw:text-box>
            <text:p><text:span text:style-name="T19">main :: IO ()</text:span></text:p>
            <text:p><text:span text:style-name="T19">main = do</text:span></text:p>
            <text:p><text:span text:style-name="T19"><text:s text:c="2"/></text:span><text:span text:style-name="T19">putStrLn "May I have your name?"</text:span></text:p>
            <text:p><text:span text:style-name="T19"><text:s text:c="2"/></text:span><text:span text:style-name="T19">name &lt;- getLine</text:span></text:p>
            <text:p><text:span text:style-name="T19"><text:s text:c="2"/></text:span><text:span text:style-name="T19">putStrLn $ "Nice to meet you, " ++ name</text:span></text:p>
            <text:p><text:span text:style-name="T19"><text:s/></text:span></text:p>
          </draw:text-box>
        </draw:frame>
        <presentation:notes draw:style-name="dp2">
          <draw:page-thumbnail draw:style-name="gr1"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ファイルの内容をStringとして読み込む</text:p>
              </text:list-item>
              <text:list-item>
                <text:p>print :: Show a =&gt; a -&gt; IO () </text:p>
                <text:p>型aの値を文字列に変換して表示する。</text:p>
              </text:list-item>
              <text:list-item>
                <text:p>getContents :: Handle -&gt; IO String</text:p>
                <text:p>ファイルハンドルからファイルの中身を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7" draw:text-style-name="P22" draw:layer="layout" svg:width="20.373cm" svg:height="1.597cm" svg:x="5.117cm" svg:y="3.776cm">
          <draw:text-box>
            <text:p><text:span text:style-name="T28"><text:a xlink:href="https://hackage.haskell.org/package/base-4.8.2.0/docs/System-IO.html" xlink:type="simple">https://hackage.haskell.org/package/base-4.8.2.0/docs/System-IO.html</text:a></text:span></text:p>
            <text:p><text:span text:style-name="T28"/></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7" draw:text-style-name="P22" draw:layer="layout" svg:width="20.373cm" svg:height="1.597cm" svg:x="5.116cm" svg:y="3.775cm">
          <draw:text-box>
            <text:p><text:span text:style-name="T28"><text:a xlink:href="https://hackage.haskell.org/package/base-4.8.2.0/docs/System-IO.html" xlink:type="simple">https://hackage.haskell.org/package/base-4.8.2.0/docs/System-IO.html</text:a></text:span></text:p>
            <text:p><text:span text:style-name="T28"/></text:p>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ext:span text:style-name="T12">stack new </text:span><text:span text:style-name="T18">プロジェクト名</text:span><text:span text:style-name="T12"> </text:span><text:span text:style-name="T12">simple</text:span> コマンドで新しいプロジェクトを作り、putStrLnを使って文字列<text:span text:style-name="T19">”</text:span><text:span text:style-name="T19">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022cm" svg:height="0.963cm" svg:x="10.966cm" svg:y="3.416cm">
          <draw:text-box>
            <text:p>exercise-1-hello-cat</text:p>
          </draw:text-box>
        </draw:frame>
        <presentation:notes draw:style-name="dp2">
          <draw:page-thumbnail draw:style-name="gr1"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２</text:span><text:span text:style-name="T7"><text:line-break/></text:span><text:span text:style-name="T7">基本文法</text:span></text:p>
          </draw:text-box>
        </draw:frame>
        <presentation:notes draw:style-name="dp2">
          <draw:page-thumbnail draw:style-name="gr1"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19">x</text:span><text:span text:style-name="T29">,</text:span><text:span text:style-name="T19">y</text:span><text:span text:style-name="T29">,</text:span><text:span text:style-name="T19">+</text:span><text:span text:style-name="T29">,</text:span><text:span text:style-name="T19">*</text:span><text:span text:style-name="T29">,</text:span><text:span text:style-name="T19">map</text:span><text:span text:style-name="T29">,</text:span><text:span text:style-name="T19">&gt;&gt;=</text:span></text:p>
            <text:p><text:span text:style-name="T19">1</text:span><text:span text:style-name="T29">,</text:span><text:span text:style-name="T19">3.14</text:span><text:span text:style-name="T29">,</text:span><text:span text:style-name="T19">’</text:span><text:span text:style-name="T19">漢’</text:span><text:span text:style-name="T29">,</text:span><text:span text:style-name="T19">"string"</text:span></text:p>
            <text:p><text:span text:style-name="T19">sin x</text:span></text:p>
            <text:p><text:span text:style-name="T19">let x = 9 in x*x</text:span></text:p>
            <text:p><text:span text:style-name="T19">\x -&gt; x*x</text:span></text:p>
            <text:p><text:span text:style-name="T19">case b of True -&gt; 1</text:span></text:p>
            <text:p><text:span text:style-name="T19">1 :: Int</text:span></text:p>
          </draw:text-box>
        </draw:frame>
        <draw:frame draw:style-name="gr20" draw:text-style-name="P24" draw:layer="layout" svg:width="21.813cm" svg:height="2.042cm" svg:x="1.6cm" svg:y="17.4cm">
          <draw:text-box>
            <text:p><text:span text:style-name="T9">この７つさえ覚えればどんな</text:span><text:span text:style-name="T9">Haskell</text:span><text:span text:style-name="T9">プログラムでも読めます！</text:span></text:p>
            <text:p><text:span text:style-name="T9">他の構文は糖衣構文で、上記のいづれかに還元されます。</text:span></text:p>
          </draw:text-box>
        </draw:frame>
        <presentation:notes draw:style-name="dp2">
          <draw:page-thumbnail draw:style-name="gr1"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2">data Expr b</text:span><text:span text:style-name="T12"><text:tab/></text:span><text:span text:style-name="T12">-- "b" for the type of binders, </text:span></text:p>
            <text:p><text:span text:style-name="T12"><text:s text:c="2"/></text:span><text:span text:style-name="T12">= Var</text:span><text:span text:style-name="T12"><text:tab/></text:span><text:span text:style-name="T12"> <text:s/>Id</text:span></text:p>
            <text:p><text:span text:style-name="T12"><text:s text:c="2"/></text:span><text:span text:style-name="T12">| Lit <text:s text:c="2"/>Literal</text:span></text:p>
            <text:p><text:span text:style-name="T12"><text:s text:c="2"/></text:span><text:span text:style-name="T12">| App <text:s text:c="2"/>(Expr b) (Arg b)</text:span></text:p>
            <text:p><text:span text:style-name="T12"><text:s text:c="2"/></text:span><text:span text:style-name="T12">| Lam <text:s text:c="2"/>b (Expr b)</text:span></text:p>
            <text:p><text:span text:style-name="T12"><text:s text:c="2"/></text:span><text:span text:style-name="T12">| Let <text:s text:c="2"/>(Bind b) (Expr b)</text:span></text:p>
            <text:p><text:span text:style-name="T12"><text:s text:c="2"/></text:span><text:span text:style-name="T12">| Case <text:s/>(Expr b) b Type [Alt b]</text:span></text:p>
            <text:p><text:span text:style-name="T12"><text:s text:c="2"/></text:span><text:span text:style-name="T12">| Cast <text:s/>(Expr b) Coercion</text:span></text:p>
            <text:p><text:span text:style-name="T12"><text:s text:c="2"/></text:span><text:span text:style-name="T12">| Tick <text:s/>(Tickish Id) (Expr b)</text:span></text:p>
            <text:p><text:span text:style-name="T12"><text:s text:c="2"/></text:span><text:span text:style-name="T12">| Type <text:s/>Type</text:span></text:p>
          </draw:text-box>
        </draw:frame>
        <draw:frame draw:style-name="gr21"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2"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8" draw:text-style-name="P25" draw:layer="layout" svg:width="5.243cm" svg:height="1.555cm" svg:x="1.4cm" svg:y="5.3cm">
          <draw:text-box>
            <text:p><text:span text:style-name="T30">case of</text:span></text:p>
          </draw:text-box>
        </draw:frame>
        <draw:frame draw:style-name="gr29" draw:text-style-name="P25" draw:layer="layout" svg:width="9.985cm" svg:height="2.859cm" svg:x="1.4cm" svg:y="9cm">
          <draw:text-box>
            <text:p><text:span text:style-name="T30">class instance</text:span></text:p>
            <text:p><text:span text:style-name="T30">deriving</text:span></text:p>
          </draw:text-box>
        </draw:frame>
        <draw:frame draw:style-name="gr30" draw:text-style-name="P25" draw:layer="layout" svg:width="9.307cm" svg:height="2.859cm" svg:x="1.4cm" svg:y="13.1cm">
          <draw:text-box>
            <text:p><text:span text:style-name="T30">data newtype</text:span></text:p>
            <text:p><text:span text:style-name="T30">type </text:span></text:p>
          </draw:text-box>
        </draw:frame>
        <draw:frame draw:style-name="gr31" draw:text-style-name="P25" draw:layer="layout" svg:width="1.857cm" svg:height="1.555cm" svg:x="1.4cm" svg:y="17.701cm">
          <draw:text-box>
            <text:p><text:span text:style-name="T30">do</text:span></text:p>
          </draw:text-box>
        </draw:frame>
        <draw:frame draw:style-name="gr32" draw:text-style-name="P25" draw:layer="layout" svg:width="8.63cm" svg:height="1.555cm" svg:x="15cm" svg:y="5.401cm">
          <draw:text-box>
            <text:p><text:span text:style-name="T30">if then else</text:span></text:p>
          </draw:text-box>
        </draw:frame>
        <draw:frame draw:style-name="gr33" draw:text-style-name="P25" draw:layer="layout" svg:width="4.566cm" svg:height="2.859cm" svg:x="15cm" svg:y="12.601cm">
          <draw:text-box>
            <text:p><text:span text:style-name="T30">let in</text:span></text:p>
            <text:p><text:span text:style-name="T30">where</text:span></text:p>
          </draw:text-box>
        </draw:frame>
        <draw:frame draw:style-name="gr33" draw:text-style-name="P25" draw:layer="layout" svg:width="4.566cm" svg:height="2.859cm" svg:x="15cm" svg:y="8.302cm">
          <draw:text-box>
            <text:p><text:span text:style-name="T30">module</text:span></text:p>
            <text:p><text:span text:style-name="T30">import</text:span></text:p>
          </draw:text-box>
        </draw:frame>
        <draw:frame draw:style-name="gr30" draw:text-style-name="P25" draw:layer="layout" svg:width="9.307cm" svg:height="2.859cm" svg:x="15cm" svg:y="16.603cm">
          <draw:text-box>
            <text:p><text:span text:style-name="T30">infix</text:span></text:p>
            <text:p><text:span text:style-name="T30">infixl infixr</text:span></text:p>
          </draw:text-box>
        </draw:frame>
        <draw:frame draw:style-name="gr34" draw:text-style-name="P26" draw:layer="layout" svg:width="4.947cm" svg:height="0.89cm" svg:x="1.4cm" svg:y="4.4cm">
          <draw:text-box>
            <text:p><text:span text:style-name="T31">パターンマッチ</text:span></text:p>
          </draw:text-box>
        </draw:frame>
        <draw:frame draw:style-name="gr8" draw:text-style-name="P26" draw:layer="layout" svg:width="3.042cm" svg:height="0.89cm" svg:x="1.4cm" svg:y="8.1cm">
          <draw:text-box>
            <text:p><text:span text:style-name="T31">型クラス</text:span></text:p>
          </draw:text-box>
        </draw:frame>
        <draw:frame draw:style-name="gr7" draw:text-style-name="P26" draw:layer="layout" svg:width="1.137cm" svg:height="0.89cm" svg:x="1.5cm" svg:y="12.3cm">
          <draw:text-box>
            <text:p><text:span text:style-name="T31">型</text:span></text:p>
          </draw:text-box>
        </draw:frame>
        <draw:frame draw:style-name="gr35" draw:text-style-name="P26" draw:layer="layout" svg:width="2.407cm" svg:height="0.89cm" svg:x="1.5cm" svg:y="16.7cm">
          <draw:text-box>
            <text:p><text:span text:style-name="T31">モナド</text:span></text:p>
          </draw:text-box>
        </draw:frame>
        <draw:frame draw:style-name="gr36" draw:text-style-name="P26" draw:layer="layout" svg:width="1.772cm" svg:height="0.89cm" svg:x="15cm" svg:y="4.8cm">
          <draw:text-box>
            <text:p><text:span text:style-name="T31">if</text:span><text:span text:style-name="T31">文</text:span></text:p>
          </draw:text-box>
        </draw:frame>
        <draw:frame draw:style-name="gr37" draw:text-style-name="P26" draw:layer="layout" svg:width="3.677cm" svg:height="0.89cm" svg:x="15cm" svg:y="7.4cm">
          <draw:text-box>
            <text:p><text:span text:style-name="T31">モジュール</text:span></text:p>
          </draw:text-box>
        </draw:frame>
        <draw:frame draw:style-name="gr34" draw:text-style-name="P26" draw:layer="layout" svg:width="4.947cm" svg:height="0.89cm" svg:x="15cm" svg:y="11.7cm">
          <draw:text-box>
            <text:p><text:span text:style-name="T31">局所変数の定義</text:span></text:p>
          </draw:text-box>
        </draw:frame>
        <draw:frame draw:style-name="gr38" draw:text-style-name="P26" draw:layer="layout" svg:width="10.662cm" svg:height="0.89cm" svg:x="15cm" svg:y="16cm">
          <draw:text-box>
            <text:p><text:span text:style-name="T31">演算子の優先順位と結合方向の指定</text:span></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2">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2">&gt; </text:span><text:span text:style-name="T13">type ShowRead x = (Show x, Read x)</text:span></text:p>
            <text:p><text:span text:style-name="T33"><text:s text:c="4"/></text:span><text:span text:style-name="T33">Illegal constraint synonym of kind: ‘GHC.Prim.Constraint’</text:span></text:p>
            <text:p><text:span text:style-name="T33"><text:s text:c="6"/></text:span><text:span text:style-name="T33">(Use ConstraintKinds to permit this)</text:span></text:p>
            <text:p><text:span text:style-name="T33"><text:s text:c="4"/></text:span><text:span text:style-name="T33">In the type declaration for ‘ShowRead’</text:span></text:p>
            <text:p><text:span text:style-name="T12">&gt; </text:span><text:span text:style-name="T13">:set -XConstraintKinds</text:span></text:p>
            <text:p><text:span text:style-name="T11">&gt;</text:span><text:span text:style-name="T13"> type ShowRead x = (Show x, Read x)</text:span></text:p>
            <text:p><text:span text:style-name="T12">&gt;</text:span><text:span text:style-name="T12">　</text:span><text:span text:style-name="T34">(</text:span><text:span text:style-name="T34">成功</text:span><text:span text:style-name="T34">) </text:span></text:p>
            <text:p><text:span text:style-name="T34"/></text:p>
            <text:p><text:span text:style-name="T22">ソースコードで言語拡張を使うときは次のように書きます。</text:span></text:p>
            <text:p><text:span text:style-name="T35">{-# LANGUAGE ConstraintKinds #-}</text:span></text:p>
            <text:p><text:span text:style-name="T34"/></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6">通常文字</text:span><text:span text:style-name="T36">(Letter)</text:span></text:p>
              </table:table-cell>
              <table:table-cell>
                <text:p><text:span text:style-name="T36">記号文字</text:span><text:span text:style-name="T36">(Symbol)</text:span></text:p>
              </table:table-cell>
            </table:table-row>
            <table:table-row table:style-name="ro7" table:default-cell-style-name="ce5">
              <table:table-cell table:style-name="ce6">
                <text:p><text:span text:style-name="T37">大文字</text:span><text:span text:style-name="T37">(large)</text:span></text:p>
              </table:table-cell>
              <table:table-cell>
                <text:p><text:span text:style-name="T36">A,B,Д,...</text:span></text:p>
                <text:p><text:span text:style-name="T38">any Unicode upperrcase or titlecase letter</text:span></text:p>
                <text:p><text:span text:style-name="T38"/></text:p>
              </table:table-cell>
              <table:table-cell>
                <text:p><text:span text:style-name="T36">: (</text:span><text:span text:style-name="T36">半角コロン</text:span><text:span text:style-name="T36">)</text:span></text:p>
              </table:table-cell>
            </table:table-row>
            <table:table-row table:style-name="ro8" table:default-cell-style-name="ce5">
              <table:table-cell table:style-name="ce6">
                <text:p><text:span text:style-name="T37">小文字</text:span><text:span text:style-name="T37">(small)</text:span></text:p>
              </table:table-cell>
              <table:table-cell>
                <text:p><text:span text:style-name="T36">a,b,д,π</text:span><text:span text:style-name="T36">ひ</text:span><text:span text:style-name="T36">,</text:span><text:span text:style-name="T36">ら</text:span><text:span text:style-name="T36">,</text:span><text:span text:style-name="T36">ガ</text:span><text:span text:style-name="T36">,</text:span><text:span text:style-name="T36">ナ</text:span><text:span text:style-name="T36">,</text:span><text:span text:style-name="T36">漢</text:span><text:span text:style-name="T36">,</text:span><text:span text:style-name="T36">字</text:span><text:span text:style-name="T36">,...</text:span></text:p>
                <text:p><text:span text:style-name="T38">any Unicode lowercase letter</text:span></text:p>
                <text:p><text:span text:style-name="T38"/></text:p>
              </table:table-cell>
              <table:table-cell>
                <text:p><text:span text:style-name="T36">（その他の記号）</text:span></text:p>
                <text:p><text:span text:style-name="T38">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7"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39" draw:text-style-name="P28" draw:layer="layout" svg:width="17.836cm" svg:height="6.939cm" svg:x="9.164cm" svg:y="9.764cm">
          <draw:text-box>
            <text:p><text:span text:style-name="T39">&gt;</text:span><text:span text:style-name="T40"> let </text:span><text:span text:style-name="T40">百倍にする </text:span><text:span text:style-name="T40">x = 100 * x</text:span></text:p>
            <text:p><text:span text:style-name="T41">&gt;</text:span><text:span text:style-name="T40"> let a +*+ b = a + a*b + b</text:span></text:p>
            <text:p><text:span text:style-name="T41">&gt;</text:span><text:span text:style-name="T40"> type </text:span><text:span text:style-name="T40">Ａ型 </text:span><text:span text:style-name="T40">= Integer</text:span></text:p>
            <text:p><text:span text:style-name="T41">&gt;</text:span><text:span text:style-name="T40"> type a :</text:span><text:span text:style-name="T40">〠㈱ </text:span><text:span text:style-name="T40">b = String</text:span><text:span text:style-name="T39"> </text:span></text:p>
            <text:p><text:span text:style-name="T19"/></text:p>
          </draw:text-box>
        </draw:frame>
        <draw:frame draw:style-name="gr40" draw:text-style-name="P23" draw:layer="layout" svg:width="15.361cm" svg:height="5.876cm" svg:x="9.222cm" svg:y="14.218cm">
          <draw:text-box>
            <text:p><text:span text:style-name="T19">&gt; </text:span><text:span text:style-name="T42">type a :</text:span><text:span text:style-name="T42">〠株 </text:span><text:span text:style-name="T42">b = String </text:span></text:p>
            <text:p><text:span text:style-name="T19">&lt;interactive&gt;:6:10:</text:span></text:p>
            <text:p><text:span text:style-name="T19"><text:s text:c="4"/></text:span><text:span text:style-name="T19">Unexpected type ‘</text:span><text:span text:style-name="T19">株 </text:span><text:span text:style-name="T19">b’</text:span></text:p>
            <text:p><text:span text:style-name="T19"><text:s text:c="4"/></text:span><text:span text:style-name="T19">In the type declaration for ‘:</text:span><text:span text:style-name="T19">〠’</text:span></text:p>
            <text:p><text:span text:style-name="T19"><text:s text:c="4"/></text:span><text:span text:style-name="T19">A type declaration should have form</text:span></text:p>
            <text:p><text:span text:style-name="T19"><text:s text:c="6"/></text:span><text:span text:style-name="T19">type :</text:span><text:span text:style-name="T19">〠 </text:span><text:span text:style-name="T19">a b = ...</text:span></text:p>
            <text:p><text:span text:style-name="T19">&gt; </text:span></text:p>
          </draw:text-box>
        </draw:frame>
        <draw:frame draw:style-name="gr41" draw:text-style-name="P16" draw:layer="layout" svg:width="7.764cm" svg:height="6.002cm" svg:x="1cm" svg:y="9.9cm">
          <draw:text-box>
            <text:p><text:span text:style-name="T22">ヒント：インタプリタに右のように入力して実際に識別子を定義しようすると、正しい識別子名なら通ります。</text:span></text:p>
            <text:p><text:span text:style-name="T22"/></text:p>
            <text:p><text:span text:style-name="T22">間違っているとエラーになる。</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2">&gt; </text:span><text:span text:style-name="T13">1+1</text:span></text:p>
            <text:p><text:span text:style-name="T12">2</text:span></text:p>
            <text:p><text:span text:style-name="T12">&gt; </text:span><text:span text:style-name="T13">"cheese" ++ "cake"</text:span></text:p>
            <text:p><text:span text:style-name="T12">"cheesecake"</text:span></text:p>
            <text:p><text:span text:style-name="T12">&gt; </text:span><text:span text:style-name="T13">1+2*3-4/5</text:span></text:p>
            <text:p><text:span text:style-name="T12">6.2</text:span></text:p>
            <text:p><text:span text:style-name="T12">&gt; </text:span><text:span text:style-name="T13">4^4</text:span></text:p>
            <text:p><text:span text:style-name="T12">256</text:span></text:p>
            <text:p><text:span text:style-name="T12"/></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2">&gt; </text:span><text:span text:style-name="T13">sin 1</text:span></text:p>
            <text:p><text:span text:style-name="T12">0.8414709848078965</text:span></text:p>
            <text:p><text:span text:style-name="T12">&gt; </text:span><text:span text:style-name="T13">sqrt 3</text:span></text:p>
            <text:p><text:span text:style-name="T12">1.7320508075688772</text:span></text:p>
            <text:p><text:span text:style-name="T12">&gt; </text:span><text:span text:style-name="T13">show 123</text:span></text:p>
            <text:p><text:span text:style-name="T12">"123"</text:span></text:p>
            <text:p><text:span text:style-name="T12">&gt; </text:span><text:span text:style-name="T13">read "456" :: Integer</text:span></text:p>
            <text:p><text:span text:style-name="T12">456</text:span></text:p>
            <text:p><text:span text:style-name="T12">&gt; </text:span></text:p>
            <text:p><text:span text:style-name="T12"/></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2">&gt; </text:span><text:span text:style-name="T13">let x = 7 in x * x</text:span></text:p>
                <text:p><text:span text:style-name="T12">49</text:span></text:p>
                <text:p><text:span text:style-name="T12"/></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2">&gt; </text:span><text:span text:style-name="T13">(\x -&gt; x * x) 7</text:span></text:p>
                <text:p><text:span text:style-name="T12">49</text:span></text:p>
                <text:p><text:span text:style-name="T12">&gt; </text:span><text:span text:style-name="T13">:t \x -&gt; x * x</text:span></text:p>
                <text:p><text:span text:style-name="T12">\x -&gt; x * x :: Num a =&gt; a -&gt; a</text:span></text:p>
                <text:p><text:span text:style-name="T12"/></text:p>
              </text:list-item>
            </text:list>
          </draw:text-box>
        </draw:frame>
        <presentation:notes draw:style-name="dp2">
          <draw:page-thumbnail draw:style-name="gr1"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3">&gt; </text:span><text:span text:style-name="T44">case 1 &lt; 2 of {True -&gt; "Yes"; False -&gt; "No"}</text:span></text:p>
            <text:p><text:span text:style-name="T43">"Yes"</text:span></text:p>
            <text:p><text:span text:style-name="T43">&gt; </text:span><text:span text:style-name="T44">case 1+1 of {2 -&gt; "Okay"; _ -&gt; "What?"}</text:span></text:p>
            <text:p><text:span text:style-name="T43">"Okay"</text:span></text:p>
            <text:list text:continue-numbering="true" text:style-name="L2">
              <text:list-item>
                <text:p>ソースファイルでは複数行に分けて書くこともできる。</text:p>
              </text:list-item>
            </text:list>
            <text:p><text:span text:style-name="T43">case userAge &gt;= 20 of </text:span></text:p>
            <text:p><text:span text:style-name="T43"><text:s text:c="2"/></text:span><text:span text:style-name="T43">True -&gt; "</text:span><text:span text:style-name="T43">課金承認</text:span><text:span text:style-name="T43">"</text:span></text:p>
            <text:p><text:span text:style-name="T43"><text:s text:c="2"/></text:span><text:span text:style-name="T43">False -&gt; "</text:span><text:span text:style-name="T43">おやごさんの　きょかを　もらってね！</text:span><text:span text:style-name="T43">"</text:spa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３</text:span><text:span text:style-name="T7"><text:line-break/></text:span><text:span text:style-name="T7">型と型クラス</text:span></text:p>
          </draw:text-box>
        </draw:frame>
        <presentation:notes draw:style-name="dp2">
          <draw:page-thumbnail draw:style-name="gr1"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2">Int, Char, Integer, Float,</text:span>...</text:p>
              </text:list-item>
              <text:list-item>
                <text:p>関数 <text:span text:style-name="T12">Double -&gt; Double, </text:span><text:s/>... </text:p>
              </text:list-item>
              <text:list-item>
                <text:p>リスト <text:span text:style-name="T12">[Char], [[Int]], </text:span>...</text:p>
              </text:list-item>
              <text:list-item>
                <text:p>タプル<text:span text:style-name="T45"> </text:span><text:span text:style-name="T45">(Int, String), (Int, Int, Int)</text:span></text:p>
              </text:list-item>
              <text:list-item>
                <text:p>型コンストラクタと型適用 <text:span text:style-name="T21">Maybe Int, </text:span></text:p>
                <text:p><text:span text:style-name="T21">Either String Int, IO String,</text:span></text:p>
                <text:p><text:span text:style-name="T21">Map Telephone (FirstName, LastName)</text:span></text:p>
              </text:list-item>
            </text:list>
          </draw:text-box>
        </draw:frame>
        <presentation:notes draw:style-name="dp2">
          <draw:page-thumbnail draw:style-name="gr1"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2" draw:text-style-name="P29" draw:layer="layout" svg:width="15.536cm" svg:height="9.571cm" svg:x="2.064cm" svg:y="4.131cm">
          <draw:text-box>
            <text:p><text:span text:style-name="T43">&gt; </text:span><text:span text:style-name="T44">:info Num</text:span></text:p>
            <text:p><text:span text:style-name="T43">class Num a where</text:span></text:p>
            <text:p><text:span text:style-name="T43"><text:s text:c="2"/></text:span><text:span text:style-name="T43">(+) :: a -&gt; a -&gt; a</text:span></text:p>
            <text:p><text:span text:style-name="T43"><text:s text:c="2"/></text:span><text:span text:style-name="T43">(-) :: a -&gt; a -&gt; a</text:span></text:p>
            <text:p><text:span text:style-name="T43"><text:s text:c="2"/></text:span><text:span text:style-name="T43">(*) :: a -&gt; a -&gt; a</text:span></text:p>
            <text:p><text:span text:style-name="T43"><text:s text:c="2"/></text:span><text:span text:style-name="T43">negate :: a -&gt; a</text:span></text:p>
            <text:p><text:span text:style-name="T43"><text:s text:c="2"/></text:span><text:span text:style-name="T43">abs :: a -&gt; a</text:span></text:p>
            <text:p><text:span text:style-name="T43"><text:s text:c="2"/></text:span><text:span text:style-name="T43">signum :: a -&gt; a</text:span></text:p>
            <text:p><text:span text:style-name="T43"><text:s text:c="2"/></text:span><text:span text:style-name="T43">fromInteger :: Integer -&gt; a</text:span></text:p>
          </draw:text-box>
        </draw:frame>
        <draw:frame draw:style-name="gr43" draw:text-style-name="P16" draw:layer="layout" svg:width="14.473cm" svg:height="2.799cm" svg:x="13.2cm" svg:y="4.4cm">
          <draw:text-box>
            <text:p text:style-name="P30"><text:span text:style-name="T22">型 </text:span><text:span text:style-name="T22">a </text:span><text:span text:style-name="T22">が型クラス </text:span><text:span text:style-name="T22">Num </text:span><text:span text:style-name="T22">のインスタンスであるとは</text:span></text:p>
            <text:p text:style-name="P30"><text:span text:style-name="T22">以下のが定義されていることである。</text:span></text:p>
            <text:p text:style-name="P30"><text:span text:style-name="T46"/></text:p>
            <text:p text:style-name="P30"><text:span text:style-name="T46"/></text:p>
          </draw:text-box>
        </draw:frame>
        <draw:frame draw:style-name="gr43" draw:text-style-name="P16" draw:layer="layout" svg:width="6.535cm" svg:height="0.89cm" svg:x="15.8cm" svg:y="6.1cm">
          <draw:text-box>
            <text:p text:style-name="P16"><text:span text:style-name="T22">足し算</text:span><text:span text:style-name="T22">: a -&gt; a -&gt; a</text:span></text:p>
          </draw:text-box>
        </draw:frame>
        <presentation:notes draw:style-name="dp2">
          <draw:page-thumbnail draw:style-name="gr1"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1"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1">Num a</text:span></text:p>
                <text:p><text:span text:style-name="T21">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1">Real a </text:span></text:p>
                <text:p><text:span text:style-name="T21">分数っぽいクラス</text:span></text:p>
              </table:table-cell>
              <table:table-cell table:style-name="ce8">
                <text:p><text:span text:style-name="T48">toRational :: a -&gt; Rational</text:span></text:p>
              </table:table-cell>
            </table:table-row>
            <table:table-row table:style-name="ro11">
              <table:table-cell table:style-name="ce7">
                <text:p><text:span text:style-name="T21">Integral a</text:span></text:p>
                <text:p><text:span text:style-name="T21">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1">Fractional a</text:span></text:p>
                <text:p><text:span text:style-name="T21">割り算ができるクラス</text:span></text:p>
              </table:table-cell>
              <table:table-cell table:style-name="ce8">
                <text:p><text:span text:style-name="T48">(/) :: a -&gt; a -&gt; a</text:span></text:p>
              </table:table-cell>
            </table:table-row>
            <table:table-row table:style-name="ro11">
              <table:table-cell table:style-name="ce7">
                <text:p><text:span text:style-name="T21">Floating a </text:span></text:p>
                <text:p><text:span text:style-name="T21">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44"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3">Char</text:span><text:span text:style-name="T43">　文字</text:span></text:p>
              </table:table-cell>
              <table:table-cell table:style-name="ce8">
                <text:p><text:span text:style-name="T48">'a'</text:span></text:p>
              </table:table-cell>
            </table:table-row>
            <table:table-row table:style-name="ro12">
              <table:table-cell table:style-name="ce9">
                <text:p><text:span text:style-name="T43">Int</text:span><text:span text:style-name="T43">　</text:span><text:span text:style-name="T43">...</text:span><text:span text:style-name="T43">固定長整数</text:span></text:p>
              </table:table-cell>
              <table:table-cell table:style-name="ce8">
                <text:p><text:span text:style-name="T12">32, 9223372036854775807</text:span></text:p>
              </table:table-cell>
            </table:table-row>
            <table:table-row table:style-name="ro12">
              <table:table-cell table:style-name="ce9">
                <text:p><text:span text:style-name="T43">Integer </text:span><text:span text:style-name="T43">多倍長整数</text:span></text:p>
              </table:table-cell>
              <table:table-cell table:style-name="ce8">
                <text:p><text:span text:style-name="T48">2^(300^3)</text:span></text:p>
              </table:table-cell>
            </table:table-row>
            <table:table-row table:style-name="ro12">
              <table:table-cell table:style-name="ce9">
                <text:p><text:span text:style-name="T43">Float, Double </text:span><text:span text:style-name="T43">浮動少数</text:span></text:p>
              </table:table-cell>
              <table:table-cell table:style-name="ce8">
                <text:p><text:span text:style-name="T48">3.1415</text:span></text:p>
              </table:table-cell>
            </table:table-row>
            <table:table-row table:style-name="ro12">
              <table:table-cell table:style-name="ce9">
                <text:p><text:span text:style-name="T43">Rational </text:span><text:span text:style-name="T43">分数</text:span></text:p>
              </table:table-cell>
              <table:table-cell table:style-name="ce8">
                <text:p><text:span text:style-name="T48">3 % 5</text:span></text:p>
              </table:table-cell>
            </table:table-row>
            <table:table-row table:style-name="ro12">
              <table:table-cell table:style-name="ce9">
                <text:p><text:span text:style-name="T43">String </text:span><text:span text:style-name="T43">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3">[a] a</text:span><text:span text:style-name="T43">のリスト</text:span></text:p>
              </table:table-cell>
              <table:table-cell table:style-name="ce8">
                <text:p><text:span text:style-name="T48">[1,2,3], ['a'..'z'], [1..]</text:span></text:p>
              </table:table-cell>
            </table:table-row>
            <table:table-row table:style-name="ro12">
              <table:table-cell table:style-name="ce9">
                <text:p><text:span text:style-name="T43">Maybe a a</text:span><text:span text:style-name="T43">がいっこまで</text:span></text:p>
              </table:table-cell>
              <table:table-cell table:style-name="ce8">
                <text:p><text:span text:style-name="T48">Just 5, Nothing</text:span></text:p>
              </table:table-cell>
            </table:table-row>
            <table:table-row table:style-name="ro12">
              <table:table-cell table:style-name="ce9">
                <text:p><text:span text:style-name="T43">(a,b) a</text:span><text:span text:style-name="T43">と</text:span><text:span text:style-name="T43">b</text:span><text:span text:style-name="T43">のペア</text:span></text:p>
              </table:table-cell>
              <table:table-cell table:style-name="ce8">
                <text:p><text:span text:style-name="T48">(444444, "Domohorn")</text:span></text:p>
              </table:table-cell>
            </table:table-row>
            <table:table-row table:style-name="ro13">
              <table:table-cell table:style-name="ce9">
                <text:p><text:span text:style-name="T43">Either a b a</text:span><text:span text:style-name="T43">か</text:span><text:span text:style-name="T43">b</text:span><text:span text:style-name="T43">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draw:style-name="gr45"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1">Eq a</text:span></text:p>
                <text:p><text:span text:style-name="T21">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1">Ord a </text:span></text:p>
                <text:p><text:span text:style-name="T21">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1">Show a</text:span></text:p>
                <text:p><text:span text:style-name="T21">文字列へ変換できる</text:span></text:p>
              </table:table-cell>
              <table:table-cell table:style-name="ce8">
                <text:p><text:span text:style-name="T48">show :: a -&gt; String</text:span></text:p>
              </table:table-cell>
            </table:table-row>
            <table:table-row table:style-name="ro15">
              <table:table-cell table:style-name="ce7">
                <text:p><text:span text:style-name="T21">Read a</text:span></text:p>
                <text:p><text:span text:style-name="T21">文字列から変換できる</text:span></text:p>
              </table:table-cell>
              <table:table-cell table:style-name="ce8">
                <text:p><text:span text:style-name="T48">read :: String -&gt; a</text:span></text:p>
              </table:table-cell>
            </table:table-row>
            <table:table-row table:style-name="ro16">
              <table:table-cell table:style-name="ce7">
                <text:p><text:span text:style-name="T21">Enum a </text:span></text:p>
                <text:p><text:span text:style-name="T21">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6" draw:text-style-name="P32"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7" draw:text-style-name="P33" draw:layer="layout" svg:width="13.837cm" svg:height="0.89cm" svg:x="12.5cm" svg:y="9.2cm">
          <draw:text-box>
            <text:p><text:span text:style-name="T50">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3">Eq</text:span></text:p>
              </table:table-cell>
              <table:table-cell table:style-name="ce4">
                <text:p><text:span text:style-name="T49">a == b <text:s/>⇔ <text:s/>b == a</text:span></text:p>
                <text:p><text:span text:style-name="T12"/></text:p>
              </table:table-cell>
            </table:table-row>
            <table:table-row table:style-name="ro19">
              <table:table-cell table:style-name="ce9">
                <text:p><text:span text:style-name="T43">Num</text:span></text:p>
              </table:table-cell>
              <table:table-cell table:style-name="ce4">
                <text:p><text:span text:style-name="T49">(a+b)+c <text:s/>== <text:s/>a+(b+c)</text:span></text:p>
                <text:p><text:span text:style-name="T49">a*(b+c) <text:s/>== a*b+a*c</text:span></text:p>
                <text:p><text:span text:style-name="T12"/></text:p>
              </table:table-cell>
            </table:table-row>
            <table:table-row table:style-name="ro18">
              <table:table-cell table:style-name="ce9">
                <text:p><text:span text:style-name="T43">Show, Read</text:span></text:p>
              </table:table-cell>
              <table:table-cell table:style-name="ce4">
                <text:p><text:span text:style-name="T49">show (read x) <text:s/>== <text:s/>x</text:span></text:p>
                <text:p><text:span text:style-name="T12"/></text:p>
              </table:table-cell>
            </table:table-row>
            <table:table-row table:style-name="ro20">
              <table:table-cell table:style-name="ce9">
                <text:p><text:span text:style-name="T43">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8" draw:text-style-name="P9" draw:layer="layout" svg:width="23.2cm" svg:height="5.6cm" svg:x="2.8cm" svg:y="9.2cm">
          <draw:text-box>
            <text:p><text:span text:style-name="T33">危険：</text:span><text:span text:style-name="T12">　</text:span><text:span text:style-name="T12">read <text:s text:c="6"/>:: Read a =&gt; String -&gt; a</text:span></text:p>
            <text:p><text:span text:style-name="T51">安全：</text:span><text:span text:style-name="T12">　</text:span><text:span text:style-name="T12">readMaybe <text:s/>:: Read a =&gt; String -&gt; Maybe a</text:span></text:p>
            <text:p><text:span text:style-name="T51">安全：</text:span><text:span text:style-name="T12">　</text:span><text:span text:style-name="T12">readEither :: Read a =&gt; String -&gt; Either String a</text:span></text:p>
            <text:p><text:span text:style-name="T12"/></text:p>
            <text:p><text:span text:style-name="T33">危険：</text:span><text:span text:style-name="T12">　</text:span><text:span text:style-name="T12">head <text:s text:c="3"/>:: [a] -&gt; a</text:span></text:p>
            <text:p><text:span text:style-name="T51">安全：</text:span><text:span text:style-name="T12">　</text:span><text:span text:style-name="T12">headMay :: [a] -&gt; Maybe a</text:span></text:p>
          </draw:text-box>
        </draw:frame>
        <presentation:notes draw:style-name="dp2">
          <draw:page-thumbnail draw:style-name="gr1"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729cm" svg:height="0.963cm" svg:x="10.613cm" svg:y="3.416cm">
          <draw:text-box>
            <text:p>exercise-3-string-Num</text:p>
          </draw:text-box>
        </draw:frame>
        <presentation:notes draw:style-name="dp2">
          <draw:page-thumbnail draw:style-name="gr1" draw:layer="layout" svg:width="14.848cm" svg:height="11.136cm" svg:x="3.075cm" svg:y="2.257cm" draw:page-number="51" presentation:class="page"/>
          <draw:frame presentation:style-name="pr9" draw:text-style-name="P3" draw:layer="layout" svg:width="16.799cm" svg:height="13.364cm" svg:x="2.1cm" svg:y="14.107cm" presentation:class="notes" presentation:placeholder="true">
            <draw:text-box/>
          </draw:frame>
        </presentation:notes>
      </draw:page>
      <draw:page draw:name="page52"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４</text:span><text:span text:style-name="T7"><text:line-break/></text:span><text:span text:style-name="T7">応用文法</text:span></text:p>
          </draw:text-box>
        </draw:frame>
        <presentation:notes draw:style-name="dp2">
          <draw:page-thumbnail draw:style-name="gr1" draw:layer="layout" svg:width="14.848cm" svg:height="11.136cm" svg:x="3.075cm" svg:y="2.257cm" draw:page-number="52" presentation:class="page"/>
          <draw:frame presentation:style-name="pr16" draw:text-style-name="P3"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49" draw:text-style-name="P34" draw:layer="layout" svg:width="17.66cm" svg:height="10.025cm" svg:x="2.14cm" svg:y="9.775cm">
          <draw:text-box>
            <text:p><text:span text:style-name="T52">&gt; </text:span><text:span text:style-name="T53">:k Int</text:span></text:p>
            <text:p><text:span text:style-name="T52">Int :: *</text:span></text:p>
            <text:p><text:span text:style-name="T52">&gt; </text:span><text:span text:style-name="T53">:k []</text:span></text:p>
            <text:p><text:span text:style-name="T52">[] :: * -&gt; *</text:span></text:p>
            <text:p><text:span text:style-name="T52">&gt; </text:span><text:span text:style-name="T53">:k (,)</text:span></text:p>
            <text:p><text:span text:style-name="T52">(,) :: * -&gt; * -&gt; *</text:span></text:p>
            <text:p><text:span text:style-name="T52">&gt; </text:span><text:span text:style-name="T53">:k Show</text:span></text:p>
            <text:p><text:span text:style-name="T52">Show :: * -&gt; GHC.Prim.Constraint</text:span></text:p>
          </draw:text-box>
        </draw:frame>
        <draw:frame draw:style-name="gr50" draw:text-style-name="P10" draw:layer="layout" svg:width="12.637cm" svg:height="6.775cm" svg:x="14.163cm" svg:y="9.497cm">
          <draw:text-box>
            <text:p><text:span text:style-name="T14">&gt; </text:span><text:span text:style-name="T15">:t 3</text:span></text:p>
            <text:p><text:span text:style-name="T14">3 :: Num a =&gt; a</text:span></text:p>
            <text:p><text:span text:style-name="T14">&gt; </text:span><text:span text:style-name="T15">:t []</text:span></text:p>
            <text:p><text:span text:style-name="T14">[] :: [t]</text:span></text:p>
            <text:p><text:span text:style-name="T14">&gt; </text:span><text:span text:style-name="T15">:t (,)</text:span></text:p>
            <text:p><text:span text:style-name="T14">(,) :: a -&gt; b -&gt; (a, b)</text:span></text:p>
            <text:p><text:span text:style-name="T14"/></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51" draw:text-style-name="P36" draw:layer="layout" svg:width="12.216cm" svg:height="8.035cm" svg:x="1.084cm" svg:y="11.722cm">
          <draw:text-box>
            <text:p text:style-name="P35"><text:span text:style-name="T14">&gt; </text:span><text:span text:style-name="T15">:t (+)</text:span></text:p>
            <text:p text:style-name="P35"><text:span text:style-name="T14">(+) :: Num a =&gt; a -&gt; a -&gt; a</text:span></text:p>
            <text:p text:style-name="P35"><text:span text:style-name="T14">&gt; </text:span><text:span text:style-name="T15">:t (3+)</text:span></text:p>
            <text:p text:style-name="P35"><text:span text:style-name="T14">(3+) :: Num a =&gt; a -&gt; a</text:span></text:p>
            <text:p text:style-name="P35"><text:span text:style-name="T14">&gt; </text:span><text:span text:style-name="T15">:t (3+5)</text:span></text:p>
            <text:p text:style-name="P35"><text:span text:style-name="T14">(3+5) :: Num a =&gt; a</text:span></text:p>
            <text:p text:style-name="P35"><text:span text:style-name="T14">&gt; </text:span><text:span text:style-name="T15">(3+5)</text:span></text:p>
            <text:p text:style-name="P35"><text:span text:style-name="T14">8</text:span></text:p>
          </draw:text-box>
        </draw:frame>
        <draw:frame draw:style-name="gr52" draw:text-style-name="P36" draw:layer="layout" svg:width="12.6cm" svg:height="9.424cm" svg:x="13.9cm" svg:y="11.667cm">
          <draw:text-box>
            <text:p text:style-name="P35"><text:span text:style-name="T14">&gt; </text:span><text:span text:style-name="T15">:k (,)</text:span></text:p>
            <text:p text:style-name="P35"><text:span text:style-name="T14">(,) :: * -&gt; * -&gt; *</text:span></text:p>
            <text:p text:style-name="P35"><text:span text:style-name="T14">&gt; </text:span><text:span text:style-name="T15">:k (,) Int</text:span></text:p>
            <text:p text:style-name="P35"><text:span text:style-name="T14">(,) Int :: * -&gt; *</text:span></text:p>
            <text:p text:style-name="P35"><text:span text:style-name="T14">&gt; </text:span><text:span text:style-name="T15">:k (,) Int Char</text:span></text:p>
            <text:p text:style-name="P35"><text:span text:style-name="T14">(,) Int Char :: *</text:span></text:p>
            <text:p text:style-name="P35"><text:span text:style-name="T14">&gt; </text:span><text:span text:style-name="T15">(3,'</text:span><text:span text:style-name="T15">五</text:span><text:span text:style-name="T15">') :: (,) Int Char</text:span></text:p>
            <text:p text:style-name="P35"><text:span text:style-name="T14">(3,'\20116')</text:span></text:p>
            <text:p text:style-name="P35"><text:span text:style-name="T14"/></text:p>
          </draw:text-box>
        </draw:frame>
        <presentation:notes draw:style-name="dp2">
          <draw:page-thumbnail draw:style-name="gr1" draw:layer="layout" svg:width="14.848cm" svg:height="11.136cm" svg:x="3.075cm" svg:y="2.257cm" draw:page-number="54" presentation:class="page"/>
          <draw:frame presentation:style-name="pr9" draw:text-style-name="P3"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2" draw:text-style-name="P29" draw:layer="layout" svg:width="17.736cm" svg:height="9.571cm" svg:x="4.664cm" svg:y="10.2cm">
          <draw:text-box>
            <text:p><text:span text:style-name="T43">&gt; </text:span><text:span text:style-name="T44">100 `divMod` 7</text:span></text:p>
            <text:p><text:span text:style-name="T43">(14,2)</text:span></text:p>
            <text:p><text:span text:style-name="T43">&gt; </text:span><text:span text:style-name="T44">(/3) 369</text:span></text:p>
            <text:p><text:span text:style-name="T43">123.0</text:span></text:p>
            <text:p><text:span text:style-name="T43">&gt; </text:span><text:span text:style-name="T44">:set -XtupleSections</text:span></text:p>
            <text:p><text:span text:style-name="T43">&gt; </text:span><text:span text:style-name="T44">:t (,,)</text:span></text:p>
            <text:p><text:span text:style-name="T43">(,,) :: a -&gt; b -&gt; c -&gt; (a, b, c)</text:span></text:p>
            <text:p><text:span text:style-name="T43">&gt; </text:span><text:span text:style-name="T44">(2,,4,,6) 3 5</text:span></text:p>
            <text:p><text:span text:style-name="T43">(2,3,4,5,6)</text:span></text:p>
          </draw:text-box>
        </draw:frame>
        <presentation:notes draw:style-name="dp2">
          <draw:page-thumbnail draw:style-name="gr1" draw:layer="layout" svg:width="14.848cm" svg:height="11.136cm" svg:x="3.075cm" svg:y="2.257cm" draw:page-number="55" presentation:class="page"/>
          <draw:frame presentation:style-name="pr9" draw:text-style-name="P3"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3">case maybeAge of Just x | x &gt;= 20 -&gt; "OK!"</text:span></text:p>
                <text:p><text:span text:style-name="T43">以下のような式と等価。</text:span></text:p>
                <text:p><text:span text:style-name="T43">case maybeAge of Just x -&gt;</text:span></text:p>
                <text:p><text:span text:style-name="T43"><text:s text:c="2"/></text:span><text:span text:style-name="T43">case x &gt;= 20 of True -&gt; "OK!"</text:span></text:p>
              </text:list-item>
              <text:list-item>
                <text:p>if文も同様の構文に対応(MultiWayIf拡張)</text:p>
                <text:p><text:span text:style-name="T43">if | age &gt;= 20 -&gt; maxBound</text:span></text:p>
                <text:p><text:span text:style-name="T43"><text:s text:c="3"/></text:span><text:span text:style-name="T43">| age &gt;= 16 -&gt; 10000</text:span></text:p>
                <text:p><text:span text:style-name="T43"><text:s text:c="3"/></text:span><text:span text:style-name="T43">| otherwise -&gt; 5000</text:span></text:p>
                <text:p><text:span text:style-name="T43"><text:s text:c="6"/></text:span></text:p>
                <text:p><text:span text:style-name="T43"><text:s/></text:span></text:p>
              </text:list-item>
            </text:list>
          </draw:text-box>
        </draw:frame>
        <draw:frame draw:style-name="gr2"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7" draw:layer="layout" svg:width="20.303cm" svg:height="2.442cm" svg:x="4.697cm" svg:y="18.3cm">
          <draw:text-box>
            <text:list text:style-name="L2">
              <text:list-item>
                <text:p><text:span text:style-name="T54">ghc</text:span><text:span text:style-name="T54">に </text:span><text:span text:style-name="T54">-ddump-ds </text:span><text:span text:style-name="T54">フラグを与えると脱糖された姿を出力させることができます。 </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4">&gt; </text:span><text:span text:style-name="T15">let factors n = [x | x &lt;- [1..n], n `mod` x == 0]</text:span></text:p>
            <text:p><text:span text:style-name="T14">&gt; </text:span><text:span text:style-name="T15">factors 14</text:span></text:p>
            <text:p><text:span text:style-name="T14">[1,2,7,14]</text:span></text:p>
            <text:p><text:span text:style-name="T14">&gt; </text:span><text:span text:style-name="T15">let multi13 <text:s/>= [x | x &lt;- [1..], 13 &lt;- factors x]</text:span></text:p>
            <text:p><text:span text:style-name="T14">&gt; </text:span><text:span text:style-name="T15">takeWhile (&lt;100) $ multi13</text:span></text:p>
            <text:p><text:span text:style-name="T14">[13,26,39,52,65,78,91]</text:span></text:p>
            <text:p><text:span text:style-name="T14"/></text:p>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2"/></text:p>
            <text:p><text:span text:style-name="T12">huge :: Integer</text:span></text:p>
            <text:p><text:span text:style-name="T12">huge = big * big</text:span></text:p>
            <text:p><text:span text:style-name="T12"><text:s text:c="2"/></text:span><text:span text:style-name="T12">where</text:span></text:p>
            <text:p><text:span text:style-name="T12"><text:s text:c="4"/></text:span><text:span text:style-name="T12">big = large * large</text:span></text:p>
            <text:p><text:span text:style-name="T12"><text:s text:c="6"/></text:span><text:span text:style-name="T12">where</text:span></text:p>
            <text:p><text:span text:style-name="T12"><text:s text:c="8"/></text:span><text:span text:style-name="T12">large = 10000</text:span></text:p>
            <text:p><text:span text:style-name="T12"/></text:p>
          </draw:text-box>
        </draw:frame>
        <presentation:notes draw:style-name="dp2">
          <draw:page-thumbnail draw:style-name="gr1"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3">factorial :: Integer -&gt; Integer</text:span></text:p>
            <text:p><text:span text:style-name="T43">factorial 0 <text:s text:c="8"/>= 1</text:span></text:p>
            <text:p><text:span text:style-name="T43">factorial x | x &lt; 0 = undefined</text:span></text:p>
            <text:p><text:span text:style-name="T43">factorial x <text:s text:c="8"/>= x * factorial (x-1)</text:span></text:p>
            <text:p><text:span text:style-name="T43"/></text:p>
          </draw:text-box>
        </draw:frame>
        <presentation:notes draw:style-name="dp2">
          <draw:page-thumbnail draw:style-name="gr1" draw:layer="layout" svg:width="14.848cm" svg:height="11.136cm" svg:x="3.075cm" svg:y="2.257cm" draw:page-number="59" presentation:class="page"/>
          <draw:frame presentation:style-name="pr9"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2">id :: a -&gt; a</text:span>　恒等関数</text:p>
                <text:p><text:span text:style-name="T12">id x == x</text:span> </text:p>
              </text:list-item>
              <text:list-item>
                <text:p><text:span text:style-name="T19">const :: a -&gt; b -&gt; a</text:span><text:span text:style-name="T19">　</text:span>定数関数</text:p>
                <text:p><text:span text:style-name="T12">const x y == x</text:span></text:p>
              </text:list-item>
              <text:list-item>
                <text:p><text:span text:style-name="T12">($) :: (a -&gt; b) -&gt; a -&gt; b</text:span></text:p>
                <text:p>関数適用の演算子。優先順位が低いので括弧の代わりに。</text:p>
                <text:p><text:span text:style-name="T12">&gt; </text:span><text:span text:style-name="T13">print $ sqrt $ 7 - 4</text:span></text:p>
                <text:p><text:span text:style-name="T11">1.7320508075688772</text:span></text:p>
              </text:list-item>
              <text:list-item>
                <text:p><text:span text:style-name="T19">(.) :: (a -&gt; b) -&gt; (b -&gt; c) -&gt; a -&gt; c</text:span><text:span text:style-name="T19">　</text:span>関数合成</text:p>
                <text:p><text:s/><text:span text:style-name="T12">&gt;</text:span><text:span text:style-name="T13"> (*2) . (+100) . sqrt $ 9</text:span></text:p>
                <text:p><text:span text:style-name="T12">206.0</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8" draw:layer="layout" svg:width="25.199cm" svg:height="14.286cm" svg:x="1.4cm" svg:y="4.914cm" presentation:class="outline" presentation:user-transformed="true">
          <draw:text-box>
            <text:list text:style-name="L2">
              <text:list-item>
                <text:p><text:span text:style-name="T55">map :: (a -&gt; b) -&gt; [a] -&gt; [b]</text:span></text:p>
                <text:p><text:span text:style-name="T55">関数をリストのすべての要素に適用する</text:span></text:p>
              </text:list-item>
              <text:list-item>
                <text:p><text:span text:style-name="T55">filter :: (a -&gt; Bool) -&gt; [a] -&gt; [a]</text:span></text:p>
                <text:p><text:span text:style-name="T55">リストのなかから条件を満たすものだけを抽出する</text:span></text:p>
              </text:list-item>
              <text:list-item>
                <text:p><text:span text:style-name="T55">reverse :: [a] -&gt; [a]</text:span></text:p>
                <text:p><text:span text:style-name="T55">リストを逆順にする</text:span></text:p>
              </text:list-item>
              <text:list-item>
                <text:p><text:span text:style-name="T55">zipWith :: (a -&gt; b -&gt; c) -&gt; [a] -&gt; [b] -&gt; [c]</text:span></text:p>
                <text:p><text:span text:style-name="T55">2</text:span><text:span text:style-name="T55">つのリストを関数で噛みあわせる</text:span></text:p>
              </text:list-item>
              <text:list-item>
                <text:p><text:span text:style-name="T55">foldr1 :: (a -&gt; a -&gt; a) -&gt; [a] -&gt; a</text:span></text:p>
                <text:p><text:span text:style-name="T55">リスト全体を二項演算子で１つにくっつける</text:span></text:p>
              </text:list-item>
            </text:list>
          </draw:text-box>
        </draw:frame>
        <draw:frame draw:style-name="gr53" draw:text-style-name="P33"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8" draw:layer="layout" svg:width="25.199cm" svg:height="14.286cm" svg:x="1.4cm" svg:y="4.914cm" presentation:class="outline" presentation:user-transformed="true">
          <draw:text-box>
            <text:list text:style-name="L2">
              <text:list-item>
                <text:p><text:span text:style-name="T55">minimum, maximum :: Ord a =&gt; [a] -&gt; a</text:span></text:p>
                <text:p><text:span text:style-name="T55">リストの中の最小・最大要素を探す</text:span></text:p>
              </text:list-item>
              <text:list-item>
                <text:p><text:span text:style-name="T55">lines, words :: String -&gt; [String]</text:span></text:p>
                <text:p><text:span text:style-name="T55">文字列を行、列で分割する</text:span></text:p>
              </text:list-item>
              <text:list-item>
                <text:p><text:span text:style-name="T55">repeat :: a -&gt; [a]</text:span></text:p>
                <text:p><text:span text:style-name="T55">無限リストを作る</text:span></text:p>
              </text:list-item>
              <text:list-item>
                <text:p><text:span text:style-name="T55">take, drop :: Int -&gt; [a] -&gt; [a]</text:span></text:p>
                <text:p><text:span text:style-name="T55">リストの先頭</text:span><text:span text:style-name="T55">n</text:span><text:span text:style-name="T55">要素だけを採用</text:span><text:span text:style-name="T55">(</text:span><text:span text:style-name="T55">または先頭</text:span><text:span text:style-name="T55">n</text:span><text:span text:style-name="T55">個を落とす</text:span><text:span text:style-name="T55">)</text:span></text:p>
              </text:list-item>
              <text:list-item>
                <text:p><text:span text:style-name="T55">length :: [a] -&gt; Int</text:span></text:p>
                <text:p><text:span text:style-name="T55">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068cm" svg:height="0.963cm" svg:x="10.443cm" svg:y="3.416cm">
          <draw:text-box>
            <text:p>exercise-4-brain-twister</text:p>
          </draw:text-box>
        </draw:frame>
        <presentation:notes draw:style-name="dp2">
          <draw:page-thumbnail draw:style-name="gr1" draw:layer="layout" svg:width="14.848cm" svg:height="11.136cm" svg:x="3.075cm" svg:y="2.257cm" draw:page-number="63" presentation:class="page"/>
          <draw:frame presentation:style-name="pr9" draw:text-style-name="P3" draw:layer="layout" svg:width="16.799cm" svg:height="13.364cm" svg:x="2.1cm" svg:y="14.107cm" presentation:class="notes" presentation:placeholder="true">
            <draw:text-box/>
          </draw:frame>
        </presentation:notes>
      </draw:page>
      <draw:page draw:name="page6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５</text:span><text:span text:style-name="T7"><text:line-break/></text:span><text:span text:style-name="T7">モジュール</text:span></text:p>
          </draw:text-box>
        </draw:frame>
        <presentation:notes draw:style-name="dp2">
          <draw:page-thumbnail draw:style-name="gr1" draw:layer="layout" svg:width="14.848cm" svg:height="11.136cm" svg:x="3.075cm" svg:y="2.257cm" draw:page-number="64" presentation:class="page"/>
          <draw:frame presentation:style-name="pr16" draw:text-style-name="P3"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2">import Data.List</text:span></text:p>
                <text:p>モジュール内のすべての識別子をインポート</text:p>
              </text:list-item>
              <text:list-item>
                <text:p><text:span text:style-name="T12">import qualified Data.Map as M</text:span></text:p>
                <text:p>Data.Map内の識別子にM.をつけてインポート</text:p>
              </text:list-item>
              <text:list-item>
                <text:p><text:span text:style-name="T12">import Data.Vector(Vector)</text:span></text:p>
                <text:p>特定の識別子だけインポート</text:p>
              </text:list-item>
              <text:list-item>
                <text:p><text:span text:style-name="T19">import Prelude hiding ((++))</text:span></text:p>
                <text:p>特定の識別子だけを隠してインポート</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3">pack :: String -&gt; Text</text:span></text:p>
                <text:p><text:span text:style-name="T43">unpack :: Text -&gt; String</text:span></text:p>
                <text:p><text:span text:style-name="T43">replace :: Text -&gt; Text -&gt; Text -&gt;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542cm" svg:height="0.963cm" svg:x="10.206cm" svg:y="3.516cm">
          <draw:text-box>
            <text:p>exercise-5-1-fast-reverse</text:p>
          </draw:text-box>
        </draw:frame>
        <presentation:notes draw:style-name="dp2">
          <draw:page-thumbnail draw:style-name="gr1" draw:layer="layout" svg:width="14.848cm" svg:height="11.136cm" svg:x="3.075cm" svg:y="2.257cm" draw:page-number="68" presentation:class="page"/>
          <draw:frame presentation:style-name="pr9" draw:text-style-name="P3"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69" presentation:class="page"/>
          <draw:frame presentation:style-name="pr9" draw:text-style-name="P3" draw:layer="layout" svg:width="16.799cm" svg:height="13.364cm" svg:x="2.1cm" svg:y="14.107cm" presentation:class="notes" presentation:placeholder="true">
            <draw:text-box/>
          </draw:frame>
        </presentation:notes>
      </draw:page>
      <draw:page draw:name="page7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６</text:span><text:span text:style-name="T7"><text:line-break/></text:span><text:span text:style-name="T7">型の作り方</text:span></text:p>
          </draw:text-box>
        </draw:frame>
        <presentation:notes draw:style-name="dp2">
          <draw:page-thumbnail draw:style-name="gr1" draw:layer="layout" svg:width="14.848cm" svg:height="11.136cm" svg:x="3.075cm" svg:y="2.257cm" draw:page-number="70" presentation:class="page"/>
          <draw:frame presentation:style-name="pr16" draw:text-style-name="P3" draw:layer="layout" svg:width="16.799cm" svg:height="13.364cm" svg:x="2.1cm" svg:y="14.107cm" presentation:class="notes" presentation:placeholder="true">
            <draw:text-box/>
          </draw:frame>
        </presentation:notes>
      </draw:page>
      <draw:page draw:name="page7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54" draw:text-style-name="P39" draw:layer="layout" svg:width="25.2cm" svg:height="3.986cm" svg:x="1.4cm" svg:y="4.343cm">
          <draw:text-box>
            <text:p><text:span text:style-name="T27">data Person = Male String Int</text:span></text:p>
            <text:p><text:span text:style-name="T27"><text:s text:c="12"/></text:span><text:span text:style-name="T27">| Female String Int</text:span></text:p>
            <text:p><text:span text:style-name="T27"><text:s text:c="12"/></text:span><text:span text:style-name="T27">| Cat String Int Person</text:span></text:p>
          </draw:text-box>
        </draw:frame>
        <draw:frame draw:style-name="gr55" draw:text-style-name="P39" draw:layer="layout" svg:width="25.2cm" svg:height="5.231cm" svg:x="1.3cm" svg:y="14.983cm">
          <draw:text-box>
            <text:p><text:span text:style-name="T27">Male "nushio" 32</text:span></text:p>
            <text:p><text:span text:style-name="T27">Female "miku" 16</text:span></text:p>
            <text:p><text:span text:style-name="T27">Cat "Kuro" 5 (Male "nushio" 32)</text:span></text:p>
            <text:p><text:span text:style-name="T27"/></text:p>
          </draw:text-box>
        </draw:frame>
        <draw:frame draw:style-name="gr56" draw:text-style-name="P16" draw:layer="layout" svg:width="5.582cm" svg:height="0.89cm" svg:x="3.8cm" svg:y="3.9cm">
          <draw:text-box>
            <text:p><text:span text:style-name="T22">型コンストラクタ</text:span></text:p>
          </draw:text-box>
        </draw:frame>
        <draw:frame draw:style-name="gr56" draw:text-style-name="P16" draw:layer="layout" svg:width="5.582cm" svg:height="0.89cm" svg:x="9.8cm" svg:y="3.8cm">
          <draw:text-box>
            <text:p><text:span text:style-name="T22">値コンストラクタ</text:span></text:p>
          </draw:text-box>
        </draw:frame>
        <draw:frame draw:style-name="gr35" draw:text-style-name="P16" draw:layer="layout" svg:width="2.407cm" svg:height="0.89cm" svg:x="15.8cm" svg:y="3.9cm">
          <draw:text-box>
            <text:p><text:span text:style-name="T22">引数型</text:span></text:p>
          </draw:text-box>
        </draw:frame>
        <draw:frame draw:style-name="gr35" draw:text-style-name="P16" draw:layer="layout" svg:width="2.407cm" svg:height="0.89cm" svg:x="18.901cm" svg:y="3.9cm">
          <draw:text-box>
            <text:p><text:span text:style-name="T22">引数型</text:span></text:p>
          </draw:text-box>
        </draw:frame>
        <draw:frame draw:style-name="gr56" draw:text-style-name="P16" draw:layer="layout" svg:width="5.582cm" svg:height="0.89cm" svg:x="8.8cm" svg:y="7.9cm">
          <draw:text-box>
            <text:p><text:span text:style-name="T22">値コンストラクタ</text:span></text:p>
          </draw:text-box>
        </draw:frame>
        <draw:frame draw:style-name="gr35" draw:text-style-name="P16" draw:layer="layout" svg:width="2.407cm" svg:height="0.89cm" svg:x="14.8cm" svg:y="7.9cm">
          <draw:text-box>
            <text:p><text:span text:style-name="T22">引数型</text:span></text:p>
          </draw:text-box>
        </draw:frame>
        <draw:frame draw:style-name="gr35" draw:text-style-name="P16" draw:layer="layout" svg:width="2.407cm" svg:height="0.89cm" svg:x="18.401cm" svg:y="7.9cm">
          <draw:text-box>
            <text:p><text:span text:style-name="T22">引数型</text:span></text:p>
          </draw:text-box>
        </draw:frame>
        <draw:frame draw:style-name="gr35" draw:text-style-name="P16" draw:layer="layout" svg:width="2.407cm" svg:height="0.89cm" svg:x="22.402cm" svg:y="7.9cm">
          <draw:text-box>
            <text:p><text:span text:style-name="T22">引数型</text:span></text:p>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57" draw:text-style-name="P24" draw:layer="layout" svg:width="24.209cm" svg:height="3.987cm" svg:x="1.998cm" svg:y="4.835cm">
          <draw:text-box>
            <text:p><text:span text:style-name="T43">data Person = Human {name::String, age::Int}</text:span></text:p>
            <text:p><text:span text:style-name="T43"><text:s text:c="12"/></text:span><text:span text:style-name="T43">| Cat {name::String, age::Int,</text:span></text:p>
            <text:p><text:span text:style-name="T43"><text:s text:c="19"/></text:span><text:span text:style-name="T43">kainushi::Person}</text:span></text:p>
          </draw:text-box>
        </draw:frame>
        <draw:frame draw:style-name="gr58" draw:text-style-name="P9" draw:layer="layout" svg:width="22.32cm" svg:height="7.36cm" svg:x="1.08cm" svg:y="12.6cm">
          <draw:text-box>
            <text:p><text:span text:style-name="T12">&gt; </text:span><text:span text:style-name="T13">Human "nushio" 32</text:span></text:p>
            <text:p><text:span text:style-name="T12">Human {name = "nushio", age = 32}</text:span></text:p>
            <text:p><text:span text:style-name="T12">&gt; </text:span><text:span text:style-name="T13">:t Cat</text:span></text:p>
            <text:p><text:span text:style-name="T12">Cat :: String -&gt; Int -&gt; Person -&gt; Person</text:span></text:p>
            <text:p><text:span text:style-name="T12">&gt; </text:span><text:span text:style-name="T13">:t name</text:span></text:p>
            <text:p><text:span text:style-name="T12">name :: Person -&gt; String</text:span></text:p>
            <text:p><text:span text:style-name="T12">&gt; </text:span><text:span text:style-name="T13">let me = Human "nushio" 32</text:span></text:p>
            <text:p><text:span text:style-name="T12">&gt; </text:span><text:span text:style-name="T13">me{age = age me + 1}</text:span></text:p>
            <text:p><text:span text:style-name="T12">Human {name = "nushio", age = 33}</text:span></text:p>
          </draw:text-box>
        </draw:frame>
        <presentation:notes draw:style-name="dp2">
          <draw:page-thumbnail draw:style-name="gr1" draw:layer="layout" svg:width="14.848cm" svg:height="11.136cm" svg:x="3.075cm" svg:y="2.257cm" draw:page-number="73" presentation:class="page"/>
          <draw:frame presentation:style-name="pr3" draw:text-style-name="P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59" draw:text-style-name="P10" draw:layer="layout" svg:width="25.327cm" svg:height="5.153cm" svg:x="1.473cm" svg:y="10.08cm">
          <draw:text-box>
            <text:p><text:span text:style-name="T14">instance Greetable Person where</text:span></text:p>
            <text:p><text:span text:style-name="T14"><text:s text:c="2"/></text:span><text:span text:style-name="T14">greet (Male name _) = putStrLn $ "Hello, Mr. " ++ name</text:span></text:p>
            <text:p><text:span text:style-name="T14"><text:s text:c="2"/></text:span><text:span text:style-name="T14">greet (Female name _) = putStrLn $ "Hello, Ms. " ++ name</text:span></text:p>
            <text:p><text:span text:style-name="T14"><text:s text:c="2"/></text:span><text:span text:style-name="T14">greet (Cat name _ _) = putStrLn $ "Meow, " ++ name</text:span></text:p>
          </draw:text-box>
        </draw:frame>
        <draw:frame draw:style-name="gr60" draw:text-style-name="P10" draw:layer="layout" svg:width="10.239cm" svg:height="1.81cm" svg:x="1.683cm" svg:y="6.651cm">
          <draw:text-box>
            <text:p><text:span text:style-name="T14">class Greetable a where</text:span></text:p>
            <text:p><text:span text:style-name="T14"><text:s text:c="2"/></text:span><text:span text:style-name="T14">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54" draw:text-style-name="P39" draw:layer="layout" svg:width="25.2cm" svg:height="3.986cm" svg:x="1.4cm" svg:y="16.343cm">
          <draw:text-box>
            <text:p><text:span text:style-name="T27">data Cat = Cat String Int </text:span></text:p>
            <text:p><text:span text:style-name="T27"><text:s text:c="4"/></text:span><text:span text:style-name="T27">deriving (Eq,Ord,Show,Read)</text:span></text:p>
            <text:p><text:span text:style-name="T27"/></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19" draw:layer="layout" svg:width="6.691cm" svg:height="0.963cm" svg:x="10.632cm" svg:y="3.316cm">
          <draw:text-box>
            <text:p>exercise-6-1-data-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6" presentation:class="page"/>
          <draw:frame presentation:style-name="pr9" draw:text-style-name="P3" draw:layer="layout" svg:width="16.799cm" svg:height="13.364cm" svg:x="2.1cm" svg:y="14.107cm" presentation:class="notes" presentation:placeholder="true">
            <draw:text-box/>
          </draw:frame>
        </presentation:notes>
      </draw:page>
      <draw:page draw:name="page77"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７</text:span><text:span text:style-name="T7"><text:line-break/></text:span><text:span text:style-name="T7">データ構造</text:span></text:p>
          </draw:text-box>
        </draw:frame>
        <presentation:notes draw:style-name="dp2">
          <draw:page-thumbnail draw:style-name="gr1" draw:layer="layout" svg:width="14.848cm" svg:height="11.136cm" svg:x="3.075cm" svg:y="2.257cm" draw:page-number="77" presentation:class="page"/>
          <draw:frame presentation:style-name="pr16" draw:text-style-name="P3" draw:layer="layout" svg:width="16.799cm" svg:height="13.364cm" svg:x="2.1cm" svg:y="14.107cm" presentation:class="notes" presentation:placeholder="true">
            <draw:text-box/>
          </draw:frame>
        </presentation:notes>
      </draw:page>
      <draw:page draw:name="page7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draw:page-thumbnail draw:style-name="gr1"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5"><text:span text:style-name="T21">fromList :: [a] -&gt; Vector a </text:span></text:p>
            <text:p text:style-name="P35"><text:span text:style-name="T21">generate :: Int -&gt; (Int -&gt; a) -&gt; Vector a </text:span></text:p>
            <text:p text:style-name="P35"><text:span text:style-name="T21">map :: (a -&gt; b) -&gt; Vector a -&gt; Vector b </text:span></text:p>
            <text:p text:style-name="P35"><text:span text:style-name="T21">filter :: (a -&gt; Bool) </text:span></text:p>
            <text:p text:style-name="P35"><text:span text:style-name="T21"><text:s text:c="4"/></text:span><text:span text:style-name="T21">-&gt; Vector a -&gt; Vector a </text:span></text:p>
            <text:p text:style-name="P35"><text:span text:style-name="T21">zipWith :: (a -&gt; b -&gt; c) </text:span></text:p>
            <text:p text:style-name="P35"><text:span text:style-name="T21"><text:s text:c="4"/></text:span><text:span text:style-name="T21">-&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9" draw:text-style-name="P3" draw:layer="layout" svg:width="16.799cm" svg:height="13.364cm" svg:x="2.1cm" svg:y="14.107cm" presentation:class="notes" presentation:placeholder="true">
            <draw:text-box/>
          </draw:frame>
        </presentation:notes>
      </draw:page>
      <draw:page draw:name="page8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19" draw:layer="layout" svg:width="5.036cm" svg:height="0.963cm" svg:x="11.459cm" svg:y="3.416cm">
          <draw:text-box>
            <text:p>exercise-7-nab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7">Chapter </text:span><text:span text:style-name="T7">８</text:span><text:span text:style-name="T7"><text:line-break/></text:span><text:span text:style-name="T7">型クラス</text:span><text:span text:style-name="T7">(2)</text:span></text:p>
          </draw:text-box>
        </draw:frame>
        <presentation:notes draw:style-name="dp2">
          <draw:page-thumbnail draw:style-name="gr1" draw:layer="layout" svg:width="14.848cm" svg:height="11.136cm" svg:x="3.075cm" svg:y="2.257cm" draw:page-number="81" presentation:class="page"/>
          <draw:frame presentation:style-name="pr16" draw:text-style-name="P3"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61" draw:text-style-name="P39" draw:layer="layout" svg:width="25.2cm" svg:height="5.116cm" svg:x="1.4cm" svg:y="4.343cm">
          <draw:text-box>
            <text:p><text:span text:style-name="T27">&gt; :info Functor</text:span></text:p>
            <text:p><text:span text:style-name="T27">class Functor (f :: * -&gt; *) where</text:span></text:p>
            <text:p><text:span text:style-name="T27"><text:s text:c="2"/></text:span><text:span text:style-name="T27">fmap :: (a -&gt; b) -&gt; f a -&gt; f b</text:span></text:p>
            <text:p><text:span text:style-name="T27"/></text:p>
          </draw:text-box>
        </draw:frame>
        <draw:frame draw:style-name="gr62" draw:text-style-name="P40" draw:layer="layout" svg:width="18.564cm" svg:height="4.074cm" svg:x="6.036cm" svg:y="15.422cm">
          <draw:text-box>
            <text:p text:style-name="P21"><text:span text:style-name="T56">ファンクターの型クラス則：</text:span></text:p>
            <text:p text:style-name="P21"><text:span text:style-name="T57"><text:s text:c="5"/></text:span><text:span text:style-name="T57">fmap id = id</text:span></text:p>
            <text:p text:style-name="P21"><text:span text:style-name="T57">fmap (f . g) = (fmap f) . (fmap g)</text:span></text:p>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63" draw:text-style-name="P39" draw:layer="layout" svg:width="25.2cm" svg:height="6.361cm" svg:x="1.4cm" svg:y="4.343cm">
          <draw:text-box>
            <text:p><text:span text:style-name="T27">class Functor f =&gt; </text:span></text:p>
            <text:p><text:span text:style-name="T27">Applicative (f :: * -&gt; *) where</text:span></text:p>
            <text:p><text:span text:style-name="T27"><text:s text:c="2"/></text:span><text:span text:style-name="T27">pure :: a -&gt; f a</text:span></text:p>
            <text:p><text:span text:style-name="T27"><text:s text:c="2"/></text:span><text:span text:style-name="T27">(&lt;*&gt;) :: f (a -&gt; b) -&gt; f a -&gt; f b</text:span></text:p>
            <text:p><text:span text:style-name="T27"/></text:p>
          </draw:text-box>
        </draw:frame>
        <draw:frame draw:style-name="gr64" draw:text-style-name="P41" draw:layer="layout" svg:width="22.964cm" svg:height="5.56cm" svg:x="3.036cm" svg:y="14.422cm">
          <draw:text-box>
            <text:p text:style-name="P21"><text:span text:style-name="T58">アプリカティブ則：</text:span></text:p>
            <text:p text:style-name="P21"><text:span text:style-name="T59"><text:s text:c="4"/></text:span><text:span text:style-name="T59">pure id &lt;*&gt; v = v</text:span></text:p>
            <text:p text:style-name="P21"><text:span text:style-name="T59">pure f &lt;*&gt; pure x = pure (f x)</text:span></text:p>
            <text:p text:style-name="P21"><text:span text:style-name="T59"><text:s text:c="5"/></text:span><text:span text:style-name="T59">u &lt;*&gt; pure y = pure ($ y) &lt;*&gt; u</text:span></text:p>
            <text:p text:style-name="P21"><text:span text:style-name="T59"><text:s text:c="2"/></text:span><text:span text:style-name="T59">u &lt;*&gt; (v &lt;*&gt; w) = pure (.) &lt;*&gt; u &lt;*&gt; v &lt;*&gt; w</text:span></text:p>
            <text:p text:style-name="P21"><text:span text:style-name="T59"/></text:p>
          </draw:text-box>
        </draw:frame>
        <presentation:notes draw:style-name="dp2">
          <draw:page-thumbnail draw:style-name="gr1" draw:layer="layout" svg:width="14.848cm" svg:height="11.136cm" svg:x="3.075cm" svg:y="2.257cm" draw:page-number="83" presentation:class="page"/>
          <draw:frame presentation:style-name="pr9" draw:text-style-name="P3" draw:layer="layout" svg:width="16.799cm" svg:height="13.364cm" svg:x="2.1cm" svg:y="14.107cm" presentation:class="notes" presentation:placeholder="true">
            <draw:text-box/>
          </draw:frame>
        </presentation:notes>
      </draw:page>
      <draw:page draw:name="page84"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65" draw:text-style-name="P39" draw:layer="layout" svg:width="25.2cm" svg:height="9.304cm" svg:x="1.4cm" svg:y="4.343cm">
          <draw:text-box>
            <text:p><text:span text:style-name="T27">class Applicative m =&gt; </text:span></text:p>
            <text:p><text:span text:style-name="T27">Monad (m :: * -&gt; *) where</text:span></text:p>
            <text:p><text:span text:style-name="T27"><text:s text:c="2"/></text:span><text:span text:style-name="T27">(&gt;&gt;=) :: m a -&gt; (a -&gt; m b) -&gt; m b</text:span></text:p>
            <text:p><text:span text:style-name="T27"><text:s text:c="2"/></text:span><text:span text:style-name="T27">return :: a -&gt; m a</text:span></text:p>
            <text:p><text:span text:style-name="T49">(&gt;=&gt;) :: (a -&gt; m b)-&gt;(b -&gt; m c)-&gt; a -&gt; m c</text:span></text:p>
            <text:p><text:span text:style-name="T49">join <text:s/>:: m (m a) -&gt; m a</text:span></text:p>
            <text:p><text:span text:style-name="T49"/></text:p>
            <text:p><text:span text:style-name="T27"/></text:p>
          </draw:text-box>
        </draw:frame>
        <draw:frame draw:style-name="gr62" draw:text-style-name="P40" draw:layer="layout" svg:width="18.564cm" svg:height="4.074cm" svg:x="5.036cm" svg:y="15.422cm">
          <draw:text-box>
            <text:p text:style-name="P21"><text:span text:style-name="T56">モナドの型クラス則：</text:span></text:p>
            <text:p text:style-name="P21"><text:span text:style-name="T57"><text:s text:c="3"/></text:span><text:span text:style-name="T57">return &gt;=&gt; f <text:s/>= <text:s/>f</text:span></text:p>
            <text:p text:style-name="P21"><text:span text:style-name="T57"><text:s text:c="3"/></text:span><text:span text:style-name="T57">f &gt;=&gt; return <text:s/>= <text:s/>f</text:span></text:p>
            <text:p text:style-name="P21"><text:span text:style-name="T57">(f &gt;=&gt; g) &gt;=&gt; h <text:s/>= <text:s/>f &gt;=&gt; (g &gt;=&gt; h)</text:span></text:p>
          </draw:text-box>
        </draw:frame>
        <presentation:notes draw:style-name="dp2">
          <draw:page-thumbnail draw:style-name="gr1" draw:layer="layout" svg:width="14.848cm" svg:height="11.136cm" svg:x="3.075cm" svg:y="2.257cm" draw:page-number="84" presentation:class="page"/>
          <draw:frame presentation:style-name="pr16" draw:text-style-name="P3" draw:layer="layout" svg:width="16.799cm" svg:height="13.364cm" svg:x="2.1cm" svg:y="14.107cm" presentation:class="notes" presentation:placeholder="true">
            <draw:text-box/>
          </draw:frame>
        </presentation:notes>
      </draw:page>
      <draw:page draw:name="page8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list-item>
            </text:list>
          </draw:text-box>
        </draw:frame>
        <draw:frame draw:style-name="gr66" draw:text-style-name="P42" draw:layer="layout" svg:width="11.762cm" svg:height="4.587cm" svg:x="1.6cm" svg:y="8cm">
          <draw:text-box>
            <text:p><text:span text:style-name="T21">do</text:span></text:p>
            <text:p><text:span text:style-name="T21"><text:s text:c="2"/></text:span><text:span text:style-name="T21">x &lt;- getLine </text:span></text:p>
            <text:p><text:span text:style-name="T21"><text:s text:c="2"/></text:span><text:span text:style-name="T21">y &lt;- getLine</text:span></text:p>
            <text:p><text:span text:style-name="T21"><text:s text:c="2"/></text:span><text:span text:style-name="T21">putStrLn $ x ++ y</text:span></text:p>
          </draw:text-box>
        </draw:frame>
        <draw:frame draw:style-name="gr67" draw:text-style-name="P42" draw:layer="layout" svg:width="12.948cm" svg:height="4.587cm" svg:x="14.601cm" svg:y="8.001cm">
          <draw:text-box>
            <text:p><text:span text:style-name="T21"/></text:p>
            <text:p><text:span text:style-name="T21"><text:s text:c="2"/></text:span><text:span text:style-name="T21">getLine &gt;&gt;= (\x -&gt; </text:span></text:p>
            <text:p><text:span text:style-name="T21"><text:s text:c="2"/></text:span><text:span text:style-name="T21">getLine &gt;&gt;= (\y -&gt;</text:span></text:p>
            <text:p><text:span text:style-name="T21"><text:s text:c="2"/></text:span><text:span text:style-name="T21">putStrLn $ x ++ y))</text:span></text:p>
          </draw:text-box>
        </draw:frame>
        <draw:frame draw:style-name="gr2"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3" draw:layer="layout" svg:width="25.199cm" svg:height="3.506cm" svg:x="1.401cm" svg:y="15.837cm" presentation:class="title" presentation:user-transformed="true">
          <draw:text-box>
            <text:p text:style-name="P43">右側の式の型をチェックしよう。</text:p>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54" draw:text-style-name="P39" draw:layer="layout" svg:width="25.2cm" svg:height="3.986cm" svg:x="1.4cm" svg:y="4.344cm">
          <draw:text-box>
            <text:p><text:span text:style-name="T27">fmap <text:s/>:: (a -&gt; b) -&gt; m a -&gt; m b</text:span></text:p>
            <text:p><text:span text:style-name="T27">(&lt;*&gt;) :: m (a-&gt;b) -&gt; m a -&gt; m b</text:span></text:p>
            <text:p><text:span text:style-name="T27">(&gt;&gt;=) :: m a -&gt; (a -&gt; m b) -&gt; m b</text:span></text:p>
          </draw:text-box>
        </draw:frame>
        <presentation:notes draw:style-name="dp2">
          <draw:page-thumbnail draw:style-name="gr1" draw:layer="layout" svg:width="14.848cm" svg:height="11.136cm" svg:x="3.075cm" svg:y="2.257cm" draw:page-number="86" presentation:class="page"/>
          <draw:frame presentation:style-name="pr3" draw:text-style-name="P3" draw:layer="layout" svg:width="16.799cm" svg:height="13.364cm" svg:x="2.1cm" svg:y="14.107cm" presentation:class="notes" presentation:placeholder="true">
            <draw:text-box/>
          </draw:frame>
        </presentation:notes>
      </draw:page>
      <draw:page draw:name="page8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pred :: Enum a =&gt; a -&gt; aは危険な部分関数です。</text:p>
              </text:list-item>
            </text:list>
            <text:p text:style-name="P7"><text:span text:style-name="T14">&gt; pred True</text:span></text:p>
            <text:p text:style-name="P7"><text:span text:style-name="T14">False</text:span></text:p>
            <text:p text:style-name="P7"><text:span text:style-name="T14">&gt; pred False</text:span></text:p>
            <text:p text:style-name="P7"><text:span text:style-name="T14">*** Exception: Prelude.Enum.Bool.pred: bad argument</text:span></text:p>
            <text:p text:style-name="P7"><text:span text:style-name="T14">&gt; </text:span></text:p>
            <text:list text:continue-numbering="true" text:style-name="L2">
              <text:list-item>
                <text:p>安全なpred関数predMay :: Enum a =&gt; a -&gt; Maybe aを用意しましたので、これを使って、ある値の「３つ前の値」、「ｎ個前の値」を求める関数を作ってください。</text:p>
                <text:p><text:span text:style-name="T12">pred3 :: Enum a =&gt; a -&gt; Maybe a</text:span></text:p>
                <text:p><text:span text:style-name="T12">predN :: Enum a =&gt; Int -&gt; a -&gt; Maybe a</text:span></text:p>
                <text:p><text:span text:style-name="T12"/></text:p>
              </text:list-item>
            </text:list>
          </draw:text-box>
        </draw:frame>
        <draw:frame draw:style-name="gr19" draw:layer="layout" svg:width="7.043cm" svg:height="0.963cm" svg:x="10.456cm" svg:y="3.416cm">
          <draw:text-box>
            <text:p>exercise-8-1-safe-pred</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7" presentation:class="page"/>
          <draw:frame presentation:style-name="pr9" draw:text-style-name="P3" draw:layer="layout" svg:width="16.799cm" svg:height="13.364cm" svg:x="2.1cm" svg:y="14.107cm" presentation:class="notes" presentation:placeholder="true">
            <draw:text-box/>
          </draw:frame>
        </presentation:notes>
      </draw:page>
      <draw:page draw:name="page8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68" draw:text-style-name="P22" draw:layer="layout" svg:width="8.544cm" svg:height="1.673cm" svg:x="10.456cm" svg:y="3.416cm">
          <draw:text-box>
            <text:p text:style-name="P22">exercise-8-2-learn-parser</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8" presentation:class="page"/>
          <draw:frame presentation:style-name="pr9" draw:text-style-name="P3" draw:layer="layout" svg:width="16.799cm" svg:height="13.364cm" svg:x="2.1cm" svg:y="14.107cm" presentation:class="notes" presentation:placeholder="true">
            <draw:text-box/>
          </draw:frame>
        </presentation:notes>
      </draw:page>
      <draw:page draw:name="page8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IOモナドとは？</text:p>
          </draw:text-box>
        </draw:frame>
        <draw:frame presentation:style-name="pr5"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69" draw:text-style-name="P44" draw:layer="layout" svg:width="25.199cm" svg:height="3.506cm" svg:x="1.401cm" svg:y="0.837cm">
          <draw:text-box>
            <text:p text:style-name="P2"><text:span text:style-name="T60">IO</text:span><text:span text:style-name="T60">モナドとは？</text:span></text:p>
          </draw:text-box>
        </draw:frame>
        <presentation:notes draw:style-name="dp2">
          <draw:page-thumbnail draw:style-name="gr1" draw:layer="layout" svg:width="14.848cm" svg:height="11.136cm" svg:x="3.075cm" svg:y="2.257cm" draw:page-number="89" presentation:class="page"/>
          <draw:frame presentation:style-name="pr3" draw:text-style-name="P3" draw:layer="layout" svg:width="16.799cm" svg:height="13.364cm" svg:x="2.1cm" svg:y="14.107cm" presentation:class="notes" presentation:placeholder="true">
            <draw:text-box/>
          </draw:frame>
        </presentation:notes>
      </draw:page>
      <draw:page draw:name="page9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45" draw:layer="layout" svg:width="11.754cm" svg:height="10.234cm" svg:x="14.845cm" svg:y="9.166cm">
          <draw:text-box>
            <text:p><text:span text:style-name="T61">以下のプログラムは、文字列を何回表示するだろうか？</text:span></text:p>
            <text:p><text:span text:style-name="T61">main :: [()]</text:span></text:p>
            <text:p><text:span text:style-name="T61">main = [a,a]</text:span></text:p>
            <text:p><text:span text:style-name="T61"><text:s text:c="2"/></text:span><text:span text:style-name="T61">where</text:span></text:p>
            <text:p><text:span text:style-name="T61"><text:s text:c="4"/></text:span><text:span text:style-name="T61">a = putStrLn "hi"</text:span></text:p>
          </draw:text-box>
        </draw:frame>
        <draw:frame presentation:style-name="pr20" draw:text-style-name="P45" draw:layer="layout" svg:width="11.754cm" svg:height="10.234cm" svg:x="1.845cm" svg:y="9.156cm">
          <draw:text-box>
            <text:p><text:span text:style-name="T61">以下のプログラムは、どちらを先に表示するだろうか？</text:span></text:p>
            <text:p><text:span text:style-name="T61">main :: [()]</text:span></text:p>
            <text:p><text:span text:style-name="T61">main = </text:span></text:p>
            <text:p><text:span text:style-name="T61">[print 1,print 2]</text:span></text:p>
            <text:p><text:span text:style-name="T61"/></text:p>
          </draw:text-box>
        </draw:frame>
        <presentation:notes draw:style-name="dp2">
          <draw:page-thumbnail draw:style-name="gr1" draw:layer="layout" svg:width="14.848cm" svg:height="11.136cm" svg:x="3.075cm" svg:y="2.257cm" draw:page-number="90" presentation:class="page"/>
          <draw:frame presentation:style-name="pr3" draw:layer="layout" svg:width="16.799cm" svg:height="13.364cm" svg:x="2.1cm" svg:y="14.107cm" presentation:class="notes" presentation:placeholder="true">
            <draw:text-box/>
          </draw:frame>
        </presentation:notes>
      </draw:page>
      <draw:page draw:name="page91" draw:style-name="dp1" draw:master-page-name="標準_5f__5f_" presentation:presentation-page-layout-name="AL1T0">
        <office:forms form:automatic-focus="false" form:apply-design-mode="false"/>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91" presentation:class="page"/>
          <draw:frame presentation:style-name="pr16" draw:text-style-name="P12" draw:layer="layout" svg:width="16.799cm" svg:height="13.364cm" svg:x="2.1cm" svg:y="14.107cm" presentation:class="notes" presentation:placeholder="true">
            <draw:text-box/>
          </draw:frame>
        </presentation:notes>
      </draw:page>
      <draw:page draw:name="page92"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2" draw:text-style-name="P2" draw:layer="layout" svg:width="17.939cm" svg:height="7.885cm" svg:x="1.861cm" svg:y="11.166cm">
          <draw:image xlink:href="Pictures/10000000000003C0000001A61D3A65EE.png" xlink:type="simple" xlink:show="embed" xlink:actuate="onLoad">
            <text:p/>
          </draw:image>
        </draw:frame>
        <draw:frame draw:style-name="gr2" draw:text-style-name="P2" draw:layer="layout" svg:width="17.939cm" svg:height="4.895cm" svg:x="1.861cm" svg:y="6.546cm">
          <draw:image xlink:href="Pictures/10000000000003C00000010632800EB2.png" xlink:type="simple" xlink:show="embed" xlink:actuate="onLoad">
            <text:p/>
          </draw:image>
        </draw:frame>
        <draw:frame draw:style-name="gr2" draw:text-style-name="P2" draw:layer="layout" svg:width="8.039cm" svg:height="4.318cm" svg:x="20cm" svg:y="15.082cm">
          <draw:image xlink:href="Pictures/100002010000020000000113E8881A20.png" xlink:type="simple" xlink:show="embed" xlink:actuate="onLoad">
            <text:p/>
          </draw:image>
        </draw:frame>
        <draw:frame draw:style-name="gr70"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1" draw:layer="layout" svg:width="14.848cm" svg:height="11.136cm" svg:x="3.075cm" svg:y="2.257cm" draw:page-number="92" presentation:class="page"/>
          <draw:frame presentation:style-name="pr16" draw:layer="layout" svg:width="16.799cm" svg:height="13.364cm" svg:x="2.1cm" svg:y="14.107cm" presentation:class="notes" presentation:placeholder="true">
            <draw:text-box/>
          </draw:frame>
        </presentation:notes>
      </draw:page>
      <draw:page draw:name="page93"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7">Chapter 9</text:span><text:span text:style-name="T7"><text:line-break/></text:span><text:span text:style-name="T7">型クラス</text:span><text:span text:style-name="T7">(3)</text:span></text:p>
          </draw:text-box>
        </draw:frame>
        <presentation:notes draw:style-name="dp2">
          <draw:page-thumbnail draw:style-name="gr1" draw:layer="layout" svg:width="14.848cm" svg:height="11.136cm" svg:x="3.075cm" svg:y="2.257cm" draw:page-number="93" presentation:class="page"/>
          <draw:frame presentation:style-name="pr16" draw:text-style-name="P3" draw:layer="layout" svg:width="16.799cm" svg:height="13.364cm" svg:x="2.1cm" svg:y="14.107cm" presentation:class="notes" presentation:placeholder="true">
            <draw:text-box/>
          </draw:frame>
        </presentation:notes>
      </draw:page>
      <draw:page draw:name="page9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2">class Foldable (t :: * -&gt; *) where</text:span></text:p>
                <text:p><text:span text:style-name="T12"><text:s text:c="2"/></text:span><text:span text:style-name="T12">fold :: Monoid m =&gt; t m -&gt; m</text:span></text:p>
                <text:p><text:span text:style-name="T12">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5"><text:span text:style-name="T43">class Traversable (t :: * -&gt; *) where</text:span></text:p>
            <text:p text:style-name="P35"><text:span text:style-name="T43"><text:s text:c="2"/></text:span><text:span text:style-name="T43">traverse :: Applicative f =&gt; </text:span></text:p>
            <text:p text:style-name="P35"><text:span text:style-name="T43">　　　　　　　　</text:span><text:span text:style-name="T43">(a -&gt; f b) -&gt; t a -&gt; f (t b)</text:span></text:p>
            <text:p text:style-name="P35"><text:span text:style-name="T43"><text:s text:c="2"/></text:span><text:span text:style-name="T43">sequence :: Monad m =&gt; t (m a) -&gt; m (t a)</text:span></text:p>
            <text:list text:style-name="L2">
              <text:list-header>
                <text:p><text:span text:style-name="T43"/></text:p>
              </text:list-header>
              <text:list-item>
                <text:p>構造ｔについて、要素を計算する方法(a -&gt; f b) がわかっているとき、 t a をとって、全体を計算 f (t b) してしまえる。</text:p>
              </text:list-item>
              <text:list-item>
                <text:p>ｔという構造のなかにモナドｍが入っているとき、ｍでｔ全体を計算できる。</text:p>
              </text:list-item>
            </text:list>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以前に作ったVec型を、Traversableのインスタンスにしてみよう。</text:p>
              </text:list-item>
              <text:list-item>
                <text:p>IOモナドやParserモナドと組み合わせて使ってみよう。</text:p>
              </text:list-item>
            </text:list>
          </draw:text-box>
        </draw:frame>
        <draw:frame draw:style-name="gr19" draw:layer="layout" svg:width="8.029cm" svg:height="0.963cm" svg:x="9.963cm" svg:y="3.416cm">
          <draw:text-box>
            <text:p>exercise-9-traversable-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96" presentation:class="page"/>
          <draw:frame presentation:style-name="pr9" draw:text-style-name="P3" draw:layer="layout" svg:width="16.799cm" svg:height="13.364cm" svg:x="2.1cm" svg:y="14.107cm" presentation:class="notes" presentation:placeholder="true">
            <draw:text-box/>
          </draw:frame>
        </presentation:notes>
      </draw:page>
      <draw:page draw:name="page9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71" draw:text-style-name="P46" draw:layer="layout" svg:width="24.8cm" svg:height="5.381cm" svg:x="1.6cm" svg:y="7.008cm">
          <draw:text-box>
            <text:p><text:span text:style-name="T48">&gt; </text:span><text:span text:style-name="T62">: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72" draw:text-style-name="P46" draw:layer="layout" svg:width="21.506cm" svg:height="3.063cm" svg:x="1.294cm" svg:y="15.364cm">
          <draw:text-box>
            <text:p><text:span text:style-name="T48">&gt; </text:span><text:span text:style-name="T62">: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text-style-name="P47" draw:layer="layout" svg:width="25.199cm" svg:height="7.441cm" svg:x="1.4cm" svg:y="6.859cm" presentation:class="outline" presentation:user-transformed="true">
          <draw:text-box>
            <text:list text:style-name="L2">
              <text:list-item>
                <text:p text:style-name="P7"><text:span text:style-name="T63">この型の類は？</text:span></text:p>
              </text:list-item>
              <text:list-item>
                <text:p text:style-name="P7"><text:span text:style-name="T63">この型は</text:span><text:span text:style-name="T63">Monad, MonadIO</text:span><text:span text:style-name="T63">のインスタンスです。</text:span></text:p>
                <text:p text:style-name="P7"><text:span text:style-name="T63">インスタンス宣言はどこにあるでしょう？</text:span></text:p>
              </text:list-item>
              <text:list-item>
                <text:p text:style-name="P7"><text:span text:style-name="T63">この型は</text:span><text:span text:style-name="T63">MonadState Int</text:span><text:span text:style-name="T63">のインスタンスですね？</text:span></text:p>
                <text:p text:style-name="P7"><text:span text:style-name="T63">ということは、</text:span><text:span text:style-name="T63">get</text:span><text:span text:style-name="T63">と</text:span><text:span text:style-name="T63">put</text:span><text:span text:style-name="T63">の型は何になるでしょう？</text:span></text:p>
              </text:list-item>
            </text:list>
          </draw:text-box>
        </draw:frame>
        <draw:frame draw:style-name="gr73" draw:text-style-name="P39" draw:layer="layout" svg:width="24.8cm" svg:height="1.559cm" svg:x="1.6cm" svg:y="5.008cm">
          <draw:text-box>
            <text:p><text:span text:style-name="T27">StateT Int IO</text:span><text:span text:style-name="T27">という型について</text:span></text:p>
          </draw:text-box>
        </draw:frame>
        <draw:frame draw:style-name="gr74" draw:text-style-name="P32"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2"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8" presentation:class="page"/>
          <draw:frame presentation:style-name="pr9" draw:text-style-name="P3" draw:layer="layout" svg:width="16.799cm" svg:height="13.364cm" svg:x="2.1cm" svg:y="14.107cm" presentation:class="notes" presentation:placeholder="true">
            <draw:text-box/>
          </draw:frame>
        </presentation:notes>
      </draw:page>
      <draw:page draw:name="page9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10</text:span><text:span text:style-name="T7"><text:line-break/></text:span><text:span text:style-name="T7">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100" presentation:class="page"/>
          <draw:frame presentation:style-name="pr16" draw:text-style-name="P3" draw:layer="layout" svg:width="16.799cm" svg:height="13.364cm" svg:x="2.1cm" svg:y="14.107cm" presentation:class="notes" presentation:placeholder="true">
            <draw:text-box/>
          </draw:frame>
        </presentation:notes>
      </draw:page>
      <draw:page draw:name="page101"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draw:page-thumbnail draw:style-name="gr1" draw:layer="layout" svg:width="14.848cm" svg:height="11.136cm" svg:x="3.075cm" svg:y="2.257cm" draw:page-number="101" presentation:class="page"/>
          <draw:frame presentation:style-name="pr3" draw:text-style-name="P3" draw:layer="layout" svg:width="16.799cm" svg:height="13.364cm" svg:x="2.1cm" svg:y="14.107cm" presentation:class="notes" presentation:placeholder="true">
            <draw:text-box/>
          </draw:frame>
        </presentation:notes>
      </draw:page>
      <draw:page draw:name="page10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54">また別の手段として、</text:span><text:span text:style-name="T54">-fdefer-type-errors</text:span><text:span text:style-name="T54">フラグをつけるとすべての型エラーが</text:span><text:span text:style-name="T54">Warning</text:span><text:span text:style-name="T54">に格下げになり、実行時まで遅延される</text:span> </text:p>
              </text:list-item>
            </text:list>
          </draw:text-box>
        </draw:frame>
        <draw:frame presentation:style-name="pr21" draw:text-style-name="P48" draw:layer="layout" svg:width="22.143cm" svg:height="1.738cm" svg:x="2.458cm" svg:y="3.587cm">
          <draw:text-box>
            <text:p text:style-name="P21"><text:span text:style-name="T64">base</text:span><text:span text:style-name="T5">の</text:span><text:span text:style-name="T64">Data.Dynamic</text:span><text:span text:style-name="T5">モジュール</text:span></text:p>
          </draw:text-box>
        </draw:frame>
        <presentation:notes draw:style-name="dp2">
          <draw:page-thumbnail draw:style-name="gr1" draw:layer="layout" svg:width="14.848cm" svg:height="11.136cm" svg:x="3.075cm" svg:y="2.257cm" draw:page-number="102" presentation:class="page"/>
          <draw:frame presentation:style-name="pr3" draw:layer="layout" svg:width="16.799cm" svg:height="13.364cm" svg:x="2.1cm" svg:y="14.107cm" presentation:class="notes" presentation:placeholder="true">
            <draw:text-box/>
          </draw:frame>
        </presentation:notes>
      </draw:page>
      <draw:page draw:name="page10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19">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19">NFData a</text:span><text:span text:style-name="T19">が対象。</text:span></text:p>
              </text:list-item>
            </text:list>
          </draw:text-box>
        </draw:frame>
        <presentation:notes draw:style-name="dp2">
          <draw:page-thumbnail draw:style-name="gr1" draw:layer="layout" svg:width="14.848cm" svg:height="11.136cm" svg:x="3.075cm" svg:y="2.257cm" draw:page-number="103" presentation:class="page"/>
          <draw:frame presentation:style-name="pr9" draw:text-style-name="P3" draw:layer="layout" svg:width="16.799cm" svg:height="13.364cm" svg:x="2.1cm" svg:y="14.107cm" presentation:class="notes" presentation:placeholder="true">
            <draw:text-box/>
          </draw:frame>
        </presentation:notes>
      </draw:page>
      <draw:page draw:name="page10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2">&gt; </text:span><text:span text:style-name="T13">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2">person :: Person</text:span></text:p>
            <text:p><text:span text:style-name="T12">person = {! </text:span></text:p>
            <text:p><text:span text:style-name="T12"><text:s text:c="4"/></text:span><text:span text:style-name="T12">name = "Yuri Alekseyevich Gagarin", </text:span></text:p>
            <text:p><text:span text:style-name="T12"><text:s text:c="4"/></text:span><text:span text:style-name="T12">country = {! name = "Soviet",</text:span></text:p>
            <text:p><text:span text:style-name="T12"><text:s text:c="17"/></text:span><text:span text:style-name="T12">language = "Russian" }}</text:span></text:p>
          </draw:text-box>
        </draw:frame>
        <presentation:notes draw:style-name="dp2">
          <draw:page-thumbnail draw:style-name="gr1"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draw:page draw:name="page10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65">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5"> </text:span><text:span text:style-name="T45">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draw:page-thumbnail draw:style-name="gr1" draw:layer="layout" svg:width="14.848cm" svg:height="11.136cm" svg:x="3.075cm" svg:y="2.257cm" draw:page-number="105" presentation:class="page"/>
          <draw:frame presentation:style-name="pr3" draw:text-style-name="P3" draw:layer="layout" svg:width="16.799cm" svg:height="13.364cm" svg:x="2.1cm" svg:y="14.107cm" presentation:class="notes" presentation:placeholder="true">
            <draw:text-box/>
          </draw:frame>
        </presentation:notes>
      </draw:page>
      <draw:page draw:name="page10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4">computeP :: Array r1 sh e -&gt; m (Array r2 sh e) </text:span></text:p>
              </text:list-item>
              <text:list-item>
                <text:p>Accelerate：GPU計算ライブラリ</text:p>
                <text:p text:style-name="P35"><text:span text:style-name="T66">dotp :: Acc (Vector Float) -&gt; Acc (Vector Float) -&gt; Acc (Scalar Float)</text:span></text:p>
                <text:p text:style-name="P35"><text:span text:style-name="T14">dotp xs ys = fold (+) 0 (zipWith (*) xs ys)</text:span></text:p>
                <text:p text:style-name="P35"><text:span text:style-name="T14">run :: Arrays a =&gt; Acc a -&gt; a</text:span></text:p>
              </text:list-item>
              <text:list-item>
                <text:p><text:span text:style-name="T67">Paraiso:GPU</text:span><text:span text:style-name="T67">向けのシミュレーションコードを自動生成・自動最適化してくれるライブラリ</text:span></text:p>
                <text:p/>
                <text:p/>
              </text:list-item>
            </text:list>
          </draw:text-box>
        </draw:frame>
        <presentation:notes draw:style-name="dp2">
          <draw:page-thumbnail draw:style-name="gr1" draw:layer="layout" svg:width="14.848cm" svg:height="11.136cm" svg:x="3.075cm" svg:y="2.257cm" draw:page-number="106" presentation:class="page"/>
          <draw:frame presentation:style-name="pr9" draw:text-style-name="P3" draw:layer="layout" svg:width="16.799cm" svg:height="13.364cm" svg:x="2.1cm" svg:y="14.107cm" presentation:class="notes" presentation:placeholder="true">
            <draw:text-box/>
          </draw:frame>
        </presentation:notes>
      </draw:page>
      <draw:page draw:name="page10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2" draw:text-style-name="P2" draw:layer="layout" svg:width="25.349cm" svg:height="7.901cm" svg:x="1.6cm" svg:y="11.299cm">
          <draw:image xlink:href="Pictures/100000000000036F000001121DE20318.png" xlink:type="simple" xlink:show="embed" xlink:actuate="onLoad">
            <text:p/>
          </draw:image>
        </draw:frame>
        <draw:frame draw:style-name="gr75" draw:text-style-name="P9" draw:layer="layout" svg:width="13.126cm" svg:height="7.213cm" svg:x="13.839cm" svg:y="3.703cm">
          <draw:text-box>
            <text:p><text:span text:style-name="T12">atom :: Parser SExpr</text:span></text:p>
            <text:p><text:span text:style-name="T12">atom = Atom &lt;$&gt; some alphaNum </text:span></text:p>
            <text:p><text:span text:style-name="T12"><text:s text:c="13"/></text:span><text:span text:style-name="T12">&lt;* spaces</text:span></text:p>
            <text:p><text:span text:style-name="T12"/></text:p>
            <text:p><text:span text:style-name="T12">list :: Parser SExpr</text:span></text:p>
            <text:p><text:span text:style-name="T12">list = do</text:span></text:p>
            <text:p><text:span text:style-name="T12"><text:s text:c="2"/></text:span><text:span text:style-name="T12">symbol "("</text:span></text:p>
            <text:p><text:span text:style-name="T12"><text:s text:c="2"/></text:span><text:span text:style-name="T12">ret &lt;- many sexpr</text:span></text:p>
            <text:p><text:span text:style-name="T12"><text:s text:c="2"/></text:span><text:span text:style-name="T12">symbol ")"</text:span></text:p>
            <text:p><text:span text:style-name="T12"><text:s text:c="2"/></text:span><text:span text:style-name="T12">return $ List ret</text:span></text:p>
          </draw:text-box>
        </draw:frame>
        <presentation:notes draw:style-name="dp2">
          <draw:page-thumbnail draw:style-name="gr1" draw:layer="layout" svg:width="14.848cm" svg:height="11.136cm" svg:x="3.075cm" svg:y="2.257cm" draw:page-number="107" presentation:class="page"/>
          <draw:frame presentation:style-name="pr3" draw:layer="layout" svg:width="16.799cm" svg:height="13.364cm" svg:x="2.1cm" svg:y="14.107cm" presentation:class="notes" presentation:placeholder="true">
            <draw:text-box/>
          </draw:frame>
        </presentation:notes>
      </draw:page>
      <draw:page draw:name="page10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9"><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76" draw:text-style-name="P49" draw:layer="layout" svg:width="21.457cm" svg:height="2.021cm" svg:x="5.9cm" svg:y="18.3cm">
          <draw:text-box>
            <text:p><text:span text:style-name="T68">僕が</text:span><text:span text:style-name="T68">Haskell</text:span><text:span text:style-name="T68">を覚えたころに書いた</text:span><text:span text:style-name="T68">Monadius</text:span><text:span text:style-name="T68">というのがありますが、</text:span></text:p>
            <text:p><text:span text:style-name="T68">ソースコードはとても汚いので参考にしないで下さい。絶対に見るなよ？</text:span></text:p>
          </draw:text-box>
        </draw:frame>
        <presentation:notes draw:style-name="dp2">
          <draw:page-thumbnail draw:style-name="gr1" draw:layer="layout" svg:width="14.848cm" svg:height="11.136cm" svg:x="3.075cm" svg:y="2.257cm" draw:page-number="108" presentation:class="page"/>
          <draw:frame presentation:style-name="pr3" draw:text-style-name="P3" draw:layer="layout" svg:width="16.799cm" svg:height="13.364cm" svg:x="2.1cm" svg:y="14.107cm" presentation:class="notes" presentation:placeholder="true">
            <draw:text-box/>
          </draw:frame>
        </presentation:notes>
      </draw:page>
      <draw:page draw:name="page10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77" draw:text-style-name="P9" draw:layer="layout" svg:width="18.789cm" svg:height="7.145cm" svg:x="1.611cm" svg:y="7.579cm">
          <draw:text-box>
            <text:p><text:span text:style-name="T12">class Arbitrary a where</text:span></text:p>
            <text:p><text:span text:style-name="T12"><text:s text:c="2"/></text:span><text:span text:style-name="T12">arbitrary :: Gen a</text:span></text:p>
            <text:p><text:span text:style-name="T12"><text:s text:c="2"/></text:span><text:span text:style-name="T12">shrink :: a -&gt; [a] </text:span></text:p>
            <text:p><text:span text:style-name="T12"/></text:p>
            <text:p><text:span text:style-name="T12">class Testable prop where</text:span></text:p>
            <text:p><text:span text:style-name="T12"><text:s text:c="2"/></text:span><text:span text:style-name="T12">property :: prop -&gt; Property</text:span></text:p>
            <text:p><text:span text:style-name="T12"/></text:p>
            <text:p><text:span text:style-name="T12">instance (Arbitrary a, Show a, Testable prop)</text:span></text:p>
            <text:p><text:span text:style-name="T12"><text:s text:c="2"/></text:span><text:span text:style-name="T12">=&gt; Testable (a -&gt; prop) </text:span></text:p>
          </draw:text-box>
        </draw:frame>
        <draw:frame draw:style-name="gr78" draw:text-style-name="P50" draw:layer="layout" svg:width="25.513cm" svg:height="5.228cm" svg:x="1.287cm" svg:y="14.925cm">
          <draw:text-box>
            <text:p><text:span text:style-name="T23">&gt; </text:span><text:span text:style-name="T69">quickCheck (\x y -&gt; x &gt;= 2 &amp;&amp; y &gt;= 2 ==&gt; x*y /= (7 :: Int))</text:span></text:p>
            <text:p><text:span text:style-name="T23">+++ OK, passed 100 tests.</text:span></text:p>
            <text:p><text:span text:style-name="T23">&gt; </text:span><text:span text:style-name="T69">quickCheck (\x y -&gt; x &gt;= 2 &amp;&amp; y &gt;= 2 ==&gt; x*y /= (8 :: Int))</text:span></text:p>
            <text:p><text:span text:style-name="T23">*** Failed! Falsifiable (after 6 tests): <text:s text:c="17"/></text:span></text:p>
            <text:p><text:span text:style-name="T23">4</text:span></text:p>
            <text:p><text:span text:style-name="T23">2</text:span></text:p>
          </draw:text-box>
        </draw:frame>
        <presentation:notes draw:style-name="dp2">
          <draw:page-thumbnail draw:style-name="gr1" draw:layer="layout" svg:width="14.848cm" svg:height="11.136cm" svg:x="3.075cm" svg:y="2.257cm" draw:page-number="109" presentation:class="page"/>
          <draw:frame presentation:style-name="pr3" draw:layer="layout" svg:width="16.799cm" svg:height="13.364cm" svg:x="2.1cm" svg:y="14.107cm" presentation:class="notes" presentation:placeholder="true">
            <draw:text-box/>
          </draw:frame>
        </presentation:notes>
      </draw:page>
      <draw:page draw:name="page11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79" draw:text-style-name="P52" draw:layer="layout" svg:width="28.922cm" svg:height="12.124cm" svg:x="1.878cm" svg:y="12.051cm">
          <draw:text-box>
            <text:p text:style-name="P51"><text:span text:style-name="T23">-- Declaring some base units and derived units</text:span></text:p>
            <text:p text:style-name="P51"><text:span text:style-name="T23">[u| ft = 0.3048 m, kg, m, s,</text:span></text:p>
            <text:p text:style-name="P51"><text:span text:style-name="T23">N = kg * m/s^2</text:span><text:span text:style-name="T23">　</text:span><text:span text:style-name="T23">|]</text:span></text:p>
            <text:p text:style-name="P51"><text:span text:style-name="T23">-- An integer constant quantity with units</text:span></text:p>
            <text:p text:style-name="P51"><text:span text:style-name="T23">myMass = [u| 65 kg |]</text:span></text:p>
            <text:p text:style-name="P51"><text:span text:style-name="T23">-- A rational constant, this time with a type signature</text:span></text:p>
            <text:p text:style-name="P51"><text:span text:style-name="T23">gravityOnEarth :: Quantity Double [u| m/s^2 |]</text:span></text:p>
            <text:p text:style-name="P51"><text:span text:style-name="T23">gravityOnEarth = [u| 9.808 m/(s*s) |]</text:span></text:p>
            <text:p text:style-name="P51"><text:span text:style-name="T23"/></text:p>
          </draw:text-box>
        </draw:frame>
        <presentation:notes draw:style-name="dp2">
          <draw:page-thumbnail draw:style-name="gr1" draw:layer="layout" svg:width="14.848cm" svg:height="11.136cm" svg:x="3.075cm" svg:y="2.257cm" draw:page-number="110" presentation:class="page"/>
          <draw:frame presentation:style-name="pr9" draw:text-style-name="P12" draw:layer="layout" svg:width="16.799cm" svg:height="13.364cm" svg:x="2.1cm" svg:y="14.107cm" presentation:class="notes" presentation:placeholder="true">
            <draw:text-box/>
          </draw:frame>
        </presentation:notes>
      </draw:page>
      <draw:page draw:name="page11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bv</text:p>
          </draw:text-box>
        </draw:frame>
        <draw:frame presentation:style-name="pr8" draw:text-style-name="P53" draw:layer="layout" svg:width="25.199cm" svg:height="6.093cm" svg:x="1.4cm" svg:y="5cm" presentation:class="outline" presentation:user-transformed="true">
          <draw:text-box>
            <text:list text:style-name="L2">
              <text:list-item>
                <text:p text:style-name="P7"><text:span text:style-name="T9">prove :: Provable a =&gt; a -&gt; IO ThmResult <text:s/></text:span><text:span text:style-name="T9">定理を自動証明する</text:span></text:p>
              </text:list-item>
              <text:list-item>
                <text:p text:style-name="P7"><text:span text:style-name="T9">allSat :: Provable a =&gt; a -&gt; IO AllSatResult</text:span><text:span text:style-name="T9">　解をすべて見つける</text:span></text:p>
              </text:list-item>
            </text:list>
          </draw:text-box>
        </draw:frame>
        <draw:frame draw:style-name="gr17" draw:layer="layout" svg:width="11.775cm" svg:height="1.597cm" svg:x="2.215cm" svg:y="4.075cm">
          <draw:text-box>
            <text:p><text:a xlink:href="https://hackage.haskell.org/package/sbv" xlink:type="simple">https://hackage.haskell.org/package/sbv</text:a></text:p>
            <text:p/>
          </draw:text-box>
        </draw:frame>
        <draw:frame draw:style-name="gr80" draw:text-style-name="P9" draw:layer="layout" svg:width="24.221cm" svg:height="13.055cm" svg:x="1.879cm" svg:y="7.086cm">
          <draw:text-box>
            <text:p><text:span text:style-name="T12">&gt; </text:span><text:span text:style-name="T13">prove $ \(x :: SInt32) -&gt; x + x .&gt;= x</text:span></text:p>
            <text:p><text:span text:style-name="T12">Falsifiable. Counter-example:</text:span></text:p>
            <text:p><text:span text:style-name="T12"><text:s text:c="2"/></text:span><text:span text:style-name="T12">s0 = 1073741824 :: Int32</text:span></text:p>
            <text:p><text:span text:style-name="T12">&gt; </text:span><text:span text:style-name="T13">prove $ \(x :: SInteger) -&gt; x + x .&gt;= x</text:span></text:p>
            <text:p><text:span text:style-name="T12">Falsifiable. Counter-example:</text:span></text:p>
            <text:p><text:span text:style-name="T12"><text:s text:c="2"/></text:span><text:span text:style-name="T12">s0 = -1 :: Integer</text:span></text:p>
            <text:p><text:span text:style-name="T12">&gt; </text:span><text:span text:style-name="T13">prove $ \(x :: SInteger) -&gt; x + x .== 2*x</text:span></text:p>
            <text:p><text:span text:style-name="T12">Q.E.D.</text:span></text:p>
            <text:p><text:span text:style-name="T12">&gt; </text:span><text:span text:style-name="T13">allSat $ \(x::SReal) -&gt; x^8 + x^7.== -1</text:span></text:p>
            <text:p><text:span text:style-name="T12">No solutions found.</text:span></text:p>
            <text:p><text:span text:style-name="T12">&gt; </text:span><text:span text:style-name="T13">allSat $ \(x::SReal) -&gt; x^8 + x^7.== 2</text:span></text:p>
            <text:p><text:span text:style-name="T12">Solution #1:</text:span></text:p>
            <text:p><text:span text:style-name="T12"><text:s text:c="2"/></text:span><text:span text:style-name="T12">s0 = 1.0 :: Real</text:span></text:p>
            <text:p><text:span text:style-name="T12">Solution #2:</text:span></text:p>
            <text:p><text:span text:style-name="T12"><text:s text:c="2"/></text:span><text:span text:style-name="T12">s0 = root(1, x^7+2x^6+2x^5+2x^4+2x^3+2x^2+2x = -2) = -1.3069899769252657... :: Real</text:span></text:p>
            <text:p><text:span text:style-name="T12">Found 2 different solutions.</text:span></text:p>
            <text:p><text:span text:style-name="T12"/></text:p>
          </draw:text-box>
        </draw:frame>
        <presentation:notes draw:style-name="dp2">
          <draw:page-thumbnail draw:style-name="gr1" draw:layer="layout" svg:width="14.848cm" svg:height="11.136cm" svg:x="3.075cm" svg:y="2.257cm" draw:page-number="111" presentation:class="page"/>
          <draw:frame presentation:style-name="pr9" draw:text-style-name="P3" draw:layer="layout" svg:width="16.799cm" svg:height="13.364cm" svg:x="2.1cm" svg:y="14.107cm" presentation:class="notes" presentation:placeholder="true">
            <draw:text-box/>
          </draw:frame>
        </presentation:notes>
      </draw:page>
      <draw:page draw:name="page1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Further Reading...</text:p>
          </draw:text-box>
        </draw:frame>
        <draw:frame presentation:style-name="pr8" draw:text-style-name="P54" draw:layer="layout" svg:width="25.199cm" svg:height="12.179cm" svg:x="1.4cm" svg:y="4.914cm" presentation:class="outline">
          <draw:text-box>
            <text:list text:style-name="L2">
              <text:list-item>
                <text:p><text:span text:style-name="T8">State of the Haskell ecosystem</text:span></text:p>
                <text:p><text:span text:style-name="T5">Haskell</text:span><text:span text:style-name="T5">の最新ライブラリ情報を分野別にまとめた文書</text:span></text:p>
                <text:p><text:span text:style-name="T9"><text:a xlink:href="https://github.com/Gabriel439/post-rfc/blob/master/sotu.md" xlink:type="simple">https://github.com/Gabriel439/post-rfc/blob/master/sotu.md</text:a></text:span></text:p>
              </text:list-item>
              <text:list-item>
                <text:p><text:span text:style-name="T8">Typeclassopedia: Monad</text:span><text:span text:style-name="T8">等型クラスの解説記事</text:span></text:p>
                <text:p><text:span text:style-name="T8"><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2" draw:text-style-name="P2" draw:layer="layout" svg:width="21.6cm" svg:height="5.758cm" svg:x="3.8cm" svg:y="14.736cm">
          <draw:image xlink:href="Pictures/10000000000003D3000001058998C8A0.png" xlink:type="simple" xlink:show="embed" xlink:actuate="onLoad">
            <text:p/>
          </draw:image>
        </draw:frame>
        <presentation:notes draw:style-name="dp2">
          <draw:page-thumbnail draw:style-name="gr1" draw:layer="layout" svg:width="14.848cm" svg:height="11.136cm" svg:x="3.075cm" svg:y="2.257cm" draw:page-number="112" presentation:class="page"/>
          <draw:frame presentation:style-name="pr9" draw:layer="layout" svg:width="16.799cm" svg:height="13.364cm" svg:x="2.1cm" svg:y="14.107cm" presentation:class="notes" presentation:placeholder="true">
            <draw:text-box/>
          </draw:frame>
        </presentation:notes>
      </draw:page>
      <draw:page draw:name="page11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3.486cm" svg:x="1.4cm" svg:y="4.914cm" presentation:class="outline" presentation:user-transformed="true">
          <draw:text-box>
            <text:list text:style-name="L2">
              <text:list-item>
                <text:p>自分の気になるHaskellのライブラリを調べて使って、独自のHaskellプログラムを作ってみてください。</text:p>
              </text:list-item>
              <text:list-item>
                <text:p>この課題は他の課題との選択制とします。つまり、exercise1 ~ 9 すべてを提出するか、exercise10のみを提出するか、どちらかでかまいません。</text:p>
              </text:list-item>
              <text:list-item>
                <text:p>exercise10を解くにあたってわからないことが出てきたら、冒頭にあげたコミュニティで質問してください。質疑応答のメールやURLを添付してくださったらそれも採点の対象に加えます。コミュニティでのQ&amp;Aは共有の財産となるからです！</text:p>
              </text:list-item>
            </text:list>
          </draw:text-box>
        </draw:frame>
        <draw:frame draw:style-name="gr68" draw:text-style-name="P22" draw:layer="layout" svg:width="8.544cm" svg:height="1.673cm" svg:x="10.456cm" svg:y="3.416cm">
          <draw:text-box>
            <text:p text:style-name="P22">exercise-10-fre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3" presentation:class="page"/>
          <draw:frame presentation:style-name="pr9" draw:text-style-name="P3" draw:layer="layout" svg:width="16.799cm" svg:height="13.364cm" svg:x="2.1cm" svg:y="14.107cm" presentation:class="notes" presentation:placeholder="true">
            <draw:text-box/>
          </draw:frame>
        </presentation:notes>
      </draw:page>
      <draw:page draw:name="page11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2.179cm" svg:x="1.4cm" svg:y="4.914cm" presentation:class="outline">
          <draw:text-box>
            <text:list text:style-name="L2">
              <text:list-item>
                <text:p>learn-haskellフォルダ以下、exercise-* フォルダのプログラムに改良を加えたうえで、learn-haskellフォルダ全体を圧縮して manabaから提出してください（という方法でできるのかな？）</text:p>
              </text:list-item>
              <text:list-item>
                <text:p>learn-haskellフォルダ直下にSOLUTION.md (.txt, .pdf ...)というファイルを作り、貴方の氏名、学籍番号、やったこと、解の内容についての解説などを記入して下さい。</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4" presentation:class="page"/>
          <draw:frame presentation:style-name="pr9" draw:layer="layout" svg:width="16.799cm" svg:height="13.364cm" svg:x="2.1cm" svg:y="14.107cm" presentation:class="notes" presentation:placeholder="true">
            <draw:text-box/>
          </draw:frame>
        </presentation:notes>
      </draw:page>
      <draw:page draw:name="page11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7">
              <text:list-item>
                <text:p>望みの型を返す関数(例: <text:span text:style-name="T12">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8">値を調べる</text:span></text:p>
              </table:table-cell>
              <table:table-cell table:style-name="ce3">
                <text:p text:style-name="P21"><text:span text:style-name="T26">&gt; </text:span><text:span text:style-name="T26">式</text:span></text:p>
              </table:table-cell>
            </table:table-row>
            <table:table-row table:style-name="ro23">
              <table:table-cell table:style-name="ce2">
                <text:p text:style-name="P2"><text:span text:style-name="T8">型を調べる</text:span></text:p>
              </table:table-cell>
              <table:table-cell table:style-name="ce3">
                <text:p text:style-name="P21"><text:span text:style-name="T26">&gt; :t</text:span><text:span text:style-name="T26">　型</text:span></text:p>
              </table:table-cell>
            </table:table-row>
            <table:table-row table:style-name="ro23">
              <table:table-cell table:style-name="ce2">
                <text:p text:style-name="P2"><text:span text:style-name="T8">型クラスを調べる</text:span></text:p>
              </table:table-cell>
              <table:table-cell table:style-name="ce3">
                <text:p text:style-name="P21"><text:span text:style-name="T26">&gt; :info</text:span><text:span text:style-name="T26">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1" draw:layer="layout" svg:width="14.848cm" svg:height="11.136cm" svg:x="3.075cm" svg:y="2.257cm" draw:page-number="115" presentation:class="page"/>
          <draw:frame presentation:style-name="pr9" draw:text-style-name="P3" draw:layer="layout" svg:width="16.799cm" svg:height="13.364cm" svg:x="2.1cm" svg:y="14.107cm" presentation:class="notes" presentation:placeholder="true">
            <draw:text-box/>
          </draw:frame>
        </presentation:notes>
      </draw:page>
      <draw:page draw:name="page116" draw:style-name="dp1" draw:master-page-name="標準_5f_">
        <office:forms form:automatic-focus="false" form:apply-design-mode="false"/>
        <draw:frame presentation:style-name="pr23" draw:layer="layout" svg:width="23cm" svg:height="6.209cm" svg:x="2.4cm" svg:y="7.452cm">
          <draw:text-box>
            <text:p><text:span text:style-name="T7">つづく</text:span></text:p>
          </draw:text-box>
        </draw:frame>
        <draw:frame draw:style-name="gr81" draw:text-style-name="P55" draw:layer="layout" svg:width="10.472cm" svg:height="2.216cm" svg:x="9.4cm" svg:y="13.2cm">
          <draw:text-box>
            <text:p><text:span text:style-name="T70">Happy Hacking!</text:span></text:p>
          </draw:text-box>
        </draw:frame>
        <presentation:notes draw:style-name="dp2">
          <draw:page-thumbnail draw:style-name="gr1" draw:layer="layout" svg:width="14.848cm" svg:height="11.136cm" svg:x="3.075cm" svg:y="2.257cm" draw:page-number="116"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1-31T23:17:55.781263170</dc:date>
    <meta:editing-duration>P3DT10H36M37S</meta:editing-duration>
    <meta:editing-cycles>237</meta:editing-cycles>
    <meta:generator>LibreOffice/4.3.3.2$Linux_X86_64 LibreOffice_project/430m0$Build-2</meta:generator>
    <meta:document-statistic meta:object-count="6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742cm" svg:y="5.293cm" style:legend-expansion="high" chart:style-name="ch2"/>
        <chart:plot-area chart:style-name="ch3" chart:data-source-has-labels="both" svg:x="0.504cm" svg:y="0.243cm" svg:width="22.734cm" svg:height="11.694cm">
          <chartooo:coordinate-region svg:x="1.125cm" svg:y="0.442cm" svg:width="22.113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列 1</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